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svg:font-family="Arial"/>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fo:margin-left="0cm" table:align="left" style:may-break-between-rows="true" style:writing-mode="lr-tb"/>
    </style:style>
    <style:style style:name="Table1.A" style:family="table-column">
      <style:table-column-properties style:column-width="4.249cm"/>
    </style:style>
    <style:style style:name="Table1.D" style:family="table-column">
      <style:table-column-properties style:column-width="4.251cm"/>
    </style:style>
    <style:style style:name="Table1.A1" style:family="table-cell">
      <style:table-cell-properties fo:background-color="#ffffff" fo:padding-left="0.097cm" fo:padding-right="0.097cm" fo:padding-top="0cm" fo:padding-bottom="0cm" fo:border="0.002cm solid #000000" fo:vertical-align="top">
        <style:background-image/>
      </style:table-cell-properties>
    </style:style>
    <style:style style:name="Table2" style:family="table">
      <style:table-properties style:width="16.986cm" fo:margin-left="0cm" table:align="left" style:may-break-between-rows="true" style:writing-mode="lr-tb"/>
    </style:style>
    <style:style style:name="Table2.A" style:family="table-column">
      <style:table-column-properties style:column-width="7.567cm"/>
    </style:style>
    <style:style style:name="Table2.B" style:family="table-column">
      <style:table-column-properties style:column-width="9.419cm"/>
    </style:style>
    <style:style style:name="Table2.A1" style:family="table-cell">
      <style:table-cell-properties fo:background-color="#ffffff" fo:padding-left="0.097cm" fo:padding-right="0.097cm" fo:padding-top="0cm" fo:padding-bottom="0cm" fo:border="0.002cm solid #000000" fo:vertical-align="top">
        <style:background-image/>
      </style:table-cell-properties>
    </style:style>
    <style:style style:name="Table3" style:family="table">
      <style:table-properties style:width="20.983cm" fo:margin-left="0cm" table:align="left" style:may-break-between-rows="true" style:writing-mode="lr-tb"/>
    </style:style>
    <style:style style:name="Table3.A" style:family="table-column">
      <style:table-column-properties style:column-width="1.891cm"/>
    </style:style>
    <style:style style:name="Table3.B" style:family="table-column">
      <style:table-column-properties style:column-width="1.258cm"/>
    </style:style>
    <style:style style:name="Table3.C" style:family="table-column">
      <style:table-column-properties style:column-width="1.08cm"/>
    </style:style>
    <style:style style:name="Table3.D" style:family="table-column">
      <style:table-column-properties style:column-width="1.131cm"/>
    </style:style>
    <style:style style:name="Table3.E" style:family="table-column">
      <style:table-column-properties style:column-width="1.177cm"/>
    </style:style>
    <style:style style:name="Table3.F" style:family="table-column">
      <style:table-column-properties style:column-width="1.879cm"/>
    </style:style>
    <style:style style:name="Table3.G" style:family="table-column">
      <style:table-column-properties style:column-width="1.64cm"/>
    </style:style>
    <style:style style:name="Table3.H" style:family="table-column">
      <style:table-column-properties style:column-width="1.217cm"/>
    </style:style>
    <style:style style:name="Table3.I" style:family="table-column">
      <style:table-column-properties style:column-width="2.461cm"/>
    </style:style>
    <style:style style:name="Table3.J" style:family="table-column">
      <style:table-column-properties style:column-width="1.773cm"/>
    </style:style>
    <style:style style:name="Table3.K" style:family="table-column">
      <style:table-column-properties style:column-width="1.905cm"/>
    </style:style>
    <style:style style:name="Table3.L" style:family="table-column">
      <style:table-column-properties style:column-width="1.852cm"/>
    </style:style>
    <style:style style:name="Table3.M" style:family="table-column">
      <style:table-column-properties style:column-width="1.722cm"/>
    </style:style>
    <style:style style:name="Table3.A1" style:family="table-cell">
      <style:table-cell-properties fo:background-color="#ffffff" fo:padding-left="0.097cm" fo:padding-right="0.097cm" fo:padding-top="0cm" fo:padding-bottom="0cm" fo:border="0.002cm solid #000000" fo:vertical-align="top">
        <style:background-image/>
      </style:table-cell-properties>
    </style:style>
    <style:style style:name="Table5" style:family="table">
      <style:table-properties style:width="16.997cm" fo:margin-left="0cm" table:align="left" style:may-break-between-rows="true" style:writing-mode="lr-tb"/>
    </style:style>
    <style:style style:name="Table5.A" style:family="table-column">
      <style:table-column-properties style:column-width="3.399cm"/>
    </style:style>
    <style:style style:name="Table5.E" style:family="table-column">
      <style:table-column-properties style:column-width="3.401cm"/>
    </style:style>
    <style:style style:name="Table5.A1" style:family="table-cell">
      <style:table-cell-properties fo:background-color="#ffffff" fo:padding-left="0.097cm" fo:padding-right="0.097cm" fo:padding-top="0cm" fo:padding-bottom="0cm" fo:border="0.002cm solid #000000" fo:vertical-align="top">
        <style:background-image/>
      </style:table-cell-properties>
    </style:style>
    <style:style style:name="Table6" style:family="table">
      <style:table-properties style:width="16.997cm" fo:margin-left="0cm" table:align="left" style:may-break-between-rows="true" style:writing-mode="lr-tb"/>
    </style:style>
    <style:style style:name="Table6.A" style:family="table-column">
      <style:table-column-properties style:column-width="3.399cm"/>
    </style:style>
    <style:style style:name="Table6.D" style:family="table-column">
      <style:table-column-properties style:column-width="3.401cm"/>
    </style:style>
    <style:style style:name="Table6.A1" style:family="table-cell">
      <style:table-cell-properties fo:background-color="#ffffff" fo:padding-left="0.097cm" fo:padding-right="0.097cm" fo:padding-top="0cm" fo:padding-bottom="0cm" fo:border="0.002cm solid #000000" fo:vertical-align="top">
        <style:background-image/>
      </style:table-cell-properties>
    </style:style>
    <style:style style:name="Table7" style:family="table">
      <style:table-properties style:width="16.995cm" fo:margin-left="0cm" table:align="left" style:may-break-between-rows="true" style:writing-mode="lr-tb"/>
    </style:style>
    <style:style style:name="Table7.A" style:family="table-column">
      <style:table-column-properties style:column-width="3.399cm"/>
    </style:style>
    <style:style style:name="Table7.A1" style:family="table-cell">
      <style:table-cell-properties fo:background-color="#ffffff" fo:padding-left="0.097cm" fo:padding-right="0.097cm" fo:padding-top="0cm" fo:padding-bottom="0cm" fo:border="0.002cm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5" style:family="paragraph" style:parent-style-name="Standard">
      <style:paragraph-properties fo:margin-top="0.423cm" fo:margin-bottom="0.212cm" fo:line-height="100%" fo:text-align="start" style:justify-single-word="false"/>
    </style:style>
    <style:style style:name="P6" style:family="paragraph" style:parent-style-name="Standard">
      <style:paragraph-properties fo:margin-top="0.423cm" fo:margin-bottom="0.212cm" fo:line-height="100%" fo:text-align="start" style:justify-single-word="false"/>
      <style:text-properties style:use-window-font-color="true" style:font-name="Arial" fo:font-size="14pt" fo:font-weight="bold" fo:background-color="transparent" style:font-name-asian="Arial" style:font-name-complex="Arial"/>
    </style:style>
    <style:style style:name="P7" style:family="paragraph" style:parent-style-name="Standard">
      <style:paragraph-properties fo:margin-top="0.423cm" fo:margin-bottom="0.212cm" fo:line-height="100%" fo:text-align="start" style:justify-single-word="false"/>
      <style:text-properties style:use-window-font-color="true" style:font-name="Arial" fo:font-size="14pt" fo:font-style="italic" fo:font-weight="bold" fo:background-color="transparent" style:font-name-asian="Arial" style:font-name-complex="Arial"/>
    </style:style>
    <style:style style:name="P8"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423cm" fo:margin-bottom="0.212cm"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margin-top="0cm" fo:margin-bottom="0.212cm" fo:line-height="100%" fo:text-align="start" style:justify-single-word="false"/>
    </style:style>
    <style:style style:name="P11" style:family="paragraph" style:parent-style-name="Standard">
      <style:paragraph-properties fo:margin-top="0cm" fo:margin-bottom="0.212cm"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2"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4"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list-style-name="L8">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9">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list-style-name="L10">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list-style-name="L1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list-style-name="L1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list-style-name="L13">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14">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bold" fo:background-color="transparent" style:font-name-asian="Times New Roman" style:font-name-complex="Times New Roman"/>
    </style:style>
    <style:style style:name="P23"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bold" fo:background-color="#6666ff" style:font-name-asian="Times New Roman" style:font-name-complex="Times New Roman"/>
    </style:style>
    <style:style style:name="P24" style:family="paragraph" style:parent-style-name="Standard" style:list-style-name="L14">
      <style:paragraph-properties fo:margin-left="-0.635cm" fo:margin-right="0cm" fo:line-height="10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6">
      <style:paragraph-properties fo:margin-left="-0.635cm" fo:margin-right="0cm" fo:line-height="100%" fo:text-align="start" style:justify-single-word="false" fo:text-indent="0.635cm" style:auto-text-indent="false"/>
    </style:style>
    <style:style style:name="P26" style:family="paragraph" style:parent-style-name="Standard" style:list-style-name="L8">
      <style:paragraph-properties fo:margin-left="-0.635cm" fo:margin-right="0cm" fo:line-height="100%" fo:text-align="start" style:justify-single-word="false" fo:text-indent="0.635cm" style:auto-text-indent="false"/>
    </style:style>
    <style:style style:name="P27" style:family="paragraph" style:parent-style-name="Standard" style:list-style-name="L14">
      <style:paragraph-properties fo:margin-left="-0.635cm" fo:margin-right="0cm" fo:line-height="100%" fo:text-align="start" style:justify-single-word="false" fo:text-indent="0.635cm" style:auto-text-indent="false"/>
    </style:style>
    <style:style style:name="P28" style:family="paragraph" style:parent-style-name="Standard" style:list-style-name="L2">
      <style:paragraph-properties fo:margin-left="-0.635cm" fo:margin-right="0cm" fo:margin-top="0cm" fo:margin-bottom="0.212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9" style:family="paragraph" style:parent-style-name="Standard" style:list-style-name="L3">
      <style:paragraph-properties fo:margin-left="-0.635cm" fo:margin-right="0cm" fo:margin-top="0cm" fo:margin-bottom="0.212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0" style:family="paragraph" style:parent-style-name="Standard" style:list-style-name="L4">
      <style:paragraph-properties fo:margin-left="-0.635cm" fo:margin-right="0cm" fo:margin-top="0cm" fo:margin-bottom="0.212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1" style:family="paragraph" style:parent-style-name="Standard" style:list-style-name="L5">
      <style:paragraph-properties fo:margin-left="-0.635cm" fo:margin-right="0cm" fo:margin-top="0cm" fo:margin-bottom="0.212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2" style:family="paragraph" style:parent-style-name="Standard" style:list-style-name="L7">
      <style:paragraph-properties fo:margin-left="-0.635cm" fo:margin-right="0cm" fo:margin-top="0cm" fo:margin-bottom="0.212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33" style:family="paragraph" style:parent-style-name="Standard" style:list-style-name="L15">
      <style:paragraph-properties fo:margin-left="-0.635cm" fo:margin-right="0cm" fo:margin-top="0cm" fo:margin-bottom="0.212cm" fo:line-height="100%" fo:text-align="start" style:justify-single-word="false" fo:text-indent="0.635cm" style:auto-text-indent="false"/>
    </style:style>
    <style:style style:name="P34" style:family="paragraph" style:parent-style-name="Standard" style:list-style-name="L16">
      <style:paragraph-properties fo:margin-left="-0.635cm" fo:margin-right="0cm" fo:margin-top="0cm" fo:margin-bottom="0.212cm" fo:line-height="100%" fo:text-align="start" style:justify-single-word="false" fo:text-indent="0.635cm" style:auto-text-indent="false"/>
    </style:style>
    <style:style style:name="P35" style:family="paragraph" style:parent-style-name="Standard" style:list-style-name="L17">
      <style:paragraph-properties fo:margin-left="-0.635cm" fo:margin-right="0cm" fo:margin-top="0cm" fo:margin-bottom="0.212cm" fo:line-height="100%" fo:text-align="start" style:justify-single-word="false" fo:text-indent="0.635cm" style:auto-text-indent="false"/>
    </style:style>
    <style:style style:name="P36" style:family="paragraph" style:parent-style-name="Standard" style:list-style-name="L18">
      <style:paragraph-properties fo:margin-left="-0.635cm" fo:margin-right="0cm" fo:margin-top="0cm" fo:margin-bottom="0.212cm" fo:line-height="100%" fo:text-align="start" style:justify-single-word="false" fo:text-indent="0.635cm" style:auto-text-indent="false"/>
    </style:style>
    <style:style style:name="P37" style:family="paragraph" style:parent-style-name="Standard" style:list-style-name="L19">
      <style:paragraph-properties fo:margin-left="-0.635cm" fo:margin-right="0cm" fo:margin-top="0cm" fo:margin-bottom="0.212cm" fo:line-height="100%" fo:text-align="start" style:justify-single-word="false" fo:text-indent="0.635cm" style:auto-text-indent="false"/>
    </style:style>
    <style:style style:name="P38" style:family="paragraph" style:parent-style-name="Standard" style:list-style-name="L20">
      <style:paragraph-properties fo:margin-left="-0.635cm" fo:margin-right="0cm" fo:margin-top="0cm" fo:margin-bottom="0.212cm" fo:line-height="100%" fo:text-align="start" style:justify-single-word="false" fo:text-indent="0.635cm" style:auto-text-indent="false"/>
    </style:style>
    <style:style style:name="P39" style:family="paragraph" style:parent-style-name="Standard" style:list-style-name="L21">
      <style:paragraph-properties fo:margin-left="-0.635cm" fo:margin-right="0cm" fo:margin-top="0cm" fo:margin-bottom="0.212cm" fo:line-height="100%" fo:text-align="start" style:justify-single-word="false" fo:text-indent="0.635cm" style:auto-text-indent="false"/>
    </style:style>
    <style:style style:name="P40" style:family="paragraph" style:parent-style-name="Standard" style:list-style-name="L22">
      <style:paragraph-properties fo:margin-left="-0.635cm" fo:margin-right="0cm" fo:margin-top="0cm" fo:margin-bottom="0.212cm" fo:line-height="100%" fo:text-align="start" style:justify-single-word="false" fo:text-indent="0.635cm" style:auto-text-indent="false"/>
    </style:style>
    <style:style style:name="P41" style:family="paragraph" style:parent-style-name="Standard" style:list-style-name="L23">
      <style:paragraph-properties fo:margin-left="-0.635cm" fo:margin-right="0cm" fo:margin-top="0cm" fo:margin-bottom="0.212cm" fo:line-height="100%" fo:text-align="start" style:justify-single-word="false" fo:text-indent="0.635cm" style:auto-text-indent="false"/>
    </style:style>
    <style:style style:name="P42" style:family="paragraph" style:parent-style-name="Standard" style:list-style-name="L24">
      <style:paragraph-properties fo:margin-left="-0.635cm" fo:margin-right="0cm" fo:margin-top="0cm" fo:margin-bottom="0.212cm" fo:line-height="100%" fo:text-align="start" style:justify-single-word="false" fo:text-indent="0.635cm" style:auto-text-indent="false"/>
    </style:style>
    <style:style style:name="P43" style:family="paragraph" style:parent-style-name="Standard" style:list-style-name="L25">
      <style:paragraph-properties fo:margin-left="-0.635cm" fo:margin-right="0cm" fo:margin-top="0cm" fo:margin-bottom="0.212cm" fo:line-height="100%" fo:text-align="start" style:justify-single-word="false" fo:text-indent="0.635cm" style:auto-text-indent="false"/>
    </style:style>
    <style:style style:name="P44" style:family="paragraph" style:parent-style-name="Standard">
      <style:paragraph-properties fo:margin-top="0.423cm" fo:margin-bottom="0.212cm"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font-name="Arial" fo:font-size="14pt" fo:font-style="italic" fo:font-weight="bold" fo:background-color="transparent" style:font-name-asian="Arial" style:font-name-complex="Ari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503231244337464" text:style-name="L1">
        <text:list-item>
          <text:p text:style-name="P13">Overworld dungeons are divided into sections. It has an entrance and an exit</text:p>
        </text:list-item>
        <text:list-item>
          <text:p text:style-name="P13">Dungeons can fork, giving you an option between two or three different paths. Choosing one will make the others level up</text:p>
        </text:list-item>
        <text:list-item>
          <text:p text:style-name="P13">You can mine at someplaces. Foraging is a thing</text:p>
        </text:list-item>
        <text:list-item>
          <text:p text:style-name="P13">Dungeons get saved after exploring, and you get to name them</text:p>
        </text:list-item>
        <text:list-item>
          <text:p text:style-name="P13">When a deadend has been found to a cave, sometimes an earthquake will uncover a new section of it</text:p>
        </text:list-item>
        <text:list-item>
          <text:p text:style-name="P13">A landslide can happen at the end of a cave dungeon, and you have to find a way out. It gives you the option to go into a new dungeon, where you have to climb up.</text:p>
        </text:list-item>
        <text:list-item>
          <text:p text:style-name="P13">Randomly generated rival guilds and thief guilds</text:p>
        </text:list-item>
        <text:list-item>
          <text:p text:style-name="P13">Randomly generated gods, attributes and festivals. Festivals start being generated when enough people worshiping it have joined the village.</text:p>
        </text:list-item>
      </text:list>
      <text:p text:style-name="P2"/>
      <text:p text:style-name="P6">Overarching story:</text:p>
      <text:p text:style-name="P11">Sentence 1</text:p>
      <text:list xml:id="list6158576407536070755" text:style-name="L2">
        <text:list-item>
          <text:p text:style-name="P28">Once upon a time, there was an [PROFFESSION/OBJECT/ANIMAL]. </text:p>
        </text:list-item>
      </text:list>
      <text:p text:style-name="P11">Sentence 2</text:p>
      <text:list xml:id="list31114008229954130" text:style-name="L3">
        <text:list-item>
          <text:p text:style-name="P29">(animal/object) It was sought after by many, but one person in particular wanted it for themselves. [NAME], the [PROFFESSION].</text:p>
        </text:list-item>
        <text:list-item>
          <text:p text:style-name="P29">(animal/object) It was sought after by many, but a certain group of people in particular wanted it for themselves. They called themselves, the [ORGANIZATION].</text:p>
        </text:list-item>
        <text:list-item>
          <text:p text:style-name="P29">(animal/object) Everyone feared the wretched thing. It had been cursed with [ATTRIBUTE] by [SUPERNATURAL ENTITY].</text:p>
        </text:list-item>
      </text:list>
      <text:p text:style-name="P11">Sentence 3</text:p>
      <text:list xml:id="list3455818968672845349" text:style-name="L4">
        <text:list-item>
          <text:p text:style-name="P30">(object) It once was used to wreak havoc upon the people of [ETHNIC GROUP] at the battle of [LOCATION]</text:p>
        </text:list-item>
        <text:list-item>
          <text:p text:style-name="P30">(object) Created by [SUPERNATURAL ENTITY], it was meant to bring [ATTRIBUTE OF SUPERNATURAL ENTITY] to the world.</text:p>
        </text:list-item>
      </text:list>
      <text:p text:style-name="P11">Sentence 4</text:p>
      <text:list xml:id="list2652320558686119867" text:style-name="L5">
        <text:list-item>
          <text:p text:style-name="P31">(object, cursed) [NAME], the [KING/WIZARD/GOD] of [COUNTRY/ATTRIBUTE] saw that it must be destroyed, and so it was severed into [NUMBER] pieces</text:p>
        </text:list-item>
      </text:list>
      <text:p text:style-name="P2"/>
      <text:p text:style-name="P6">Pantheon:</text:p>
      <text:p text:style-name="P11">When building a pantheon in the code, the code needs to consider what roles must be filled and how many roles there are. Here are roles that exist in real pantheons:</text:p>
      <text:list xml:id="list1376209023367049150" text:style-name="L7">
        <text:list-item>
          <text:p text:style-name="P32">Weather/Lightning (Zeus)</text:p>
        </text:list-item>
        <text:list-item>
          <text:p text:style-name="P32">Family/Childbirth (Hera)</text:p>
        </text:list-item>
        <text:list-item>
          <text:p text:style-name="P32">Ocean (Poseidon)</text:p>
        </text:list-item>
        <text:list-item>
          <text:p text:style-name="P32">Seasons/Harvest (Demeter)</text:p>
        </text:list-item>
        <text:list-item>
          <text:p text:style-name="P32">Wisdom (Athena, Ganesha)</text:p>
        </text:list-item>
        <text:list-item>
          <text:p text:style-name="P32">The Arts (Apollo, Saraswati)</text:p>
        </text:list-item>
        <text:list-item>
          <text:p text:style-name="P32"><text:soft-page-break/>Wilderness/Hunt (Artemis)</text:p>
        </text:list-item>
        <text:list-item>
          <text:p text:style-name="P32">War (Ares, Kartikeya, Durga, Hachiman)</text:p>
        </text:list-item>
        <text:list-item>
          <text:p text:style-name="P32">Craft (Hephaestos)</text:p>
        </text:list-item>
        <text:list-item>
          <text:p text:style-name="P32">Love (Aphrodite, Parvati)</text:p>
        </text:list-item>
        <text:list-item>
          <text:p text:style-name="P32">Trade (Hermes)</text:p>
        </text:list-item>
        <text:list-item>
          <text:p text:style-name="P32">Hearth/Home (Hestia)</text:p>
        </text:list-item>
        <text:list-item>
          <text:p text:style-name="P32">Festivity/Alcohol (Dionysus)</text:p>
        </text:list-item>
        <text:list-item>
          <text:p text:style-name="P32">Balance/Protection (Vishnu)</text:p>
        </text:list-item>
        <text:list-item>
          <text:p text:style-name="P32">Destruction (Shiva)</text:p>
        </text:list-item>
        <text:list-item>
          <text:p text:style-name="P32">Creation (Brahma, Izanagi)</text:p>
        </text:list-item>
        <text:list-item>
          <text:p text:style-name="P32">Wealth/Prosperity (Lakshmi)</text:p>
        </text:list-item>
        <text:list-item>
          <text:p text:style-name="P32">Time (Kali)</text:p>
        </text:list-item>
        <text:list-item>
          <text:p text:style-name="P32">Rain (Maariamman)</text:p>
        </text:list-item>
        <text:list-item>
          <text:p text:style-name="P32">Wind (Fuujin)</text:p>
        </text:list-item>
        <text:list-item>
          <text:p text:style-name="P32">Sun (Amaterasu)</text:p>
        </text:list-item>
        <text:list-item>
          <text:p text:style-name="P32">Death (Izanami)</text:p>
        </text:list-item>
      </text:list>
      <text:p text:style-name="P11">Try for Creation/Destruction. If it fails, you may put in gods of Creation or Destruction.</text:p>
      <text:p text:style-name="P11">If there is no god of Creation in the main pantheon, then the god of Creation/Destruction is a god outside of the pantheon. If there is a god of Destruction in the main pantheon, then the outside-of-pantheon god is just Creation.</text:p>
      <text:p text:style-name="P11">Try for Death/Destruction. If it fails, you may put in gods of Death or Destruction. If a god of death isnt in the pantheon, it is a god outside of the pantheon.</text:p>
      <text:p text:style-name="P11">Try for Craft. If it fails, you may put in gods of Metallurgy, Carpentry and Textile-working.</text:p>
      <text:p text:style-name="P11">Try for Nature. If it fails, you may put in gods of Seasons/Harvest, Wilderness/Hunt, and Weather/Lightning.</text:p>
      <text:p text:style-name="P11">Try for Wilderness/Hunt. If it fails, you may put in gods of Forest/Wood, Desert/Sand, Tundra/Snow, Meadow/Flowers. If not all four of them can be put in, they exist as lesser gods outside of the pantheon in their own group.</text:p>
      <text:p text:style-name="P11">Try for Seasons/Harvest. If it fails, you may put in gods of Wealth/Prosperity and Cereal/Fertility.</text:p>
      <text:p text:style-name="P11">Try for Weather/Lightning. If it fails, you may put in gods of Rain, Lightning and Wind/Air.</text:p>
      <text:p text:style-name="P11">Try for The Arts/Education. If it fails, you may put in a god of The Arts. Hold Education/Wisdom until after War/Wisdom.</text:p>
      <text:p text:style-name="P11">Try for The Arts. If it fails, you may put in gods of Music/Dance, Painting and Writing/Poetry. If all of the latter fail, then they are muses outside of the pantheon.</text:p>
      <text:p text:style-name="P11">Try for War/Wisdom. If it fails, and The Arts/Education also failed, then you may put in Education/Wisdom and Warfare.</text:p>
      <text:p text:style-name="P11">Try for Education/Wisdom. If it fails, then you may put in Knowledge and Wisdom.</text:p>
      <text:p text:style-name="P11">Try for Family/Home/Love. If it fails, then you may put in Family/Childbirth, Love and Hearth/Home.</text:p>
      <text:p text:style-name="P11"><text:soft-page-break/>If Metallurgy, Craft and Hearth has failed, you may put in a god of Fire.</text:p>
      <text:p text:style-name="P11">If Ocean failed, you may put in a god of Water.</text:p>
      <text:p text:style-name="P11">If Cereal/Fertility failed, you may put in a god of Earth.</text:p>
      <text:p text:style-name="P10"><text:span text:style-name="T1">If Fire, Water, Earth and Wind/Air all succeeded in spawning into the pantheon, then you have a </text:span><text:span text:style-name="T2">Classical Elements Pantheon.</text:span></text:p>
      <text:p text:style-name="P11">Set whether the gods are Active, Dormant (in need of awakening), Sealed (in need of rescue) or Corrupted. The last is only possible if the plot itself is going to be centered around a Corruption of the World. The different domains of the gods will determine different troubles of the Setting.</text:p>
      <table:table table:name="Table1" table:style-name="Table1">
        <table:table-column table:style-name="Table1.A" table:number-columns-repeated="3"/>
        <table:table-column table:style-name="Table1.D"/>
        <table:table-row>
          <table:table-cell table:style-name="Table1.A1" office:value-type="string">
            <text:p text:style-name="P2"/>
          </table:table-cell>
          <table:table-cell table:style-name="Table1.A1" office:value-type="string">
            <text:p text:style-name="P3">Dormant</text:p>
          </table:table-cell>
          <table:table-cell table:style-name="Table1.A1" office:value-type="string">
            <text:p text:style-name="P3">Sealed</text:p>
          </table:table-cell>
          <table:table-cell table:style-name="Table1.A1" office:value-type="string">
            <text:p text:style-name="P3">Corrupted</text:p>
          </table:table-cell>
        </table:table-row>
        <table:table-row>
          <table:table-cell table:style-name="Table1.A1" office:value-type="string">
            <text:p text:style-name="P3">Creation/Destruc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Crea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Death/Destruc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Destruc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Death</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Craft</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Metallurgy</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Carpentry</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Textile-working</text:p>
          </table:table-cell>
          <table:table-cell table:style-name="Table1.A1" office:value-type="string">
            <text:p text:style-name="P3">Anything textile related breaks down very fast. You cannot craft textile.</text:p>
          </table:table-cell>
          <table:table-cell table:style-name="Table1.A1" office:value-type="string">
            <text:p text:style-name="P3">One person monopolizes weaving.</text:p>
          </table:table-cell>
          <table:table-cell table:style-name="Table1.A1" office:value-type="string">
            <text:p text:style-name="P3">Possessed clothes go around attacking people.</text:p>
          </table:table-cell>
        </table:table-row>
        <table:table-row>
          <table:table-cell table:style-name="Table1.A1" office:value-type="string">
            <text:p text:style-name="P3">Natur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Seasons/Harvest</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Wilderness/Hunt</text:p>
          </table:table-cell>
          <table:table-cell table:style-name="Table1.A1" office:value-type="string">
            <text:p text:style-name="P3">You cannot find animals in the wild.</text:p>
          </table:table-cell>
          <table:table-cell table:style-name="Table1.A1" office:value-type="string">
            <text:p text:style-name="P3">You cannot find animals in the wild, but one person is followed by them.</text:p>
          </table:table-cell>
          <table:table-cell table:style-name="Table1.A1" office:value-type="string">
            <text:p text:style-name="P3">Animals regularly attack the village. They have Berserk.</text:p>
          </table:table-cell>
        </table:table-row>
        <table:table-row>
          <table:table-cell table:style-name="Table1.A1" office:value-type="string">
            <text:p text:style-name="P3">Weather/Lightning</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Forest/Wood</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Desert/Sand</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Sandstorms often hit the village. Deserts always have sandstorms in them.</text:p>
          </table:table-cell>
        </table:table-row>
        <table:table-row>
          <table:table-cell table:style-name="Table1.A1" office:value-type="string">
            <text:p text:style-name="P3">Tundra/Snow</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You become frozen faster in cold climates. Blizzards often hit the village.</text:p>
          </table:table-cell>
        </table:table-row>
        <table:table-row>
          <table:table-cell table:style-name="Table1.A1" office:value-type="string">
            <text:p text:style-name="P3">Meadow/Flowers</text:p>
          </table:table-cell>
          <table:table-cell table:style-name="Table1.A1" office:value-type="string">
            <text:p text:style-name="P3">Flowers wont grow anywhere.</text:p>
          </table:table-cell>
          <table:table-cell table:style-name="Table1.A1" office:value-type="string">
            <text:p text:style-name="P3">Flowers wont grow anywhere. One person has green thumbs however.</text:p>
          </table:table-cell>
          <table:table-cell table:style-name="Table1.A1" office:value-type="string">
            <text:p text:style-name="P3">Carnivorous plants often grown in the village.</text:p>
          </table:table-cell>
        </table:table-row>
        <table:table-row>
          <table:table-cell table:style-name="Table1.A1" office:value-type="string">
            <text:p text:style-name="P3">Wealth/Prosperity</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Cereal/Fertility</text:p>
          </table:table-cell>
          <table:table-cell table:style-name="Table1.A1" office:value-type="string">
            <text:p text:style-name="P3">Nothing can be grown in the village.</text:p>
          </table:table-cell>
          <table:table-cell table:style-name="Table1.A1" office:value-type="string">
            <text:p text:style-name="P3">Nothing can be grown in the village. One person monopolizes the harvest.</text:p>
          </table:table-cell>
          <table:table-cell table:style-name="Table1.A1" office:value-type="string">
            <text:p text:style-name="P3">Nothing can be grown in the village. If you try, people will get sick.</text:p>
          </table:table-cell>
        </table:table-row>
        <table:table-row>
          <table:table-cell table:style-name="Table1.A1" office:value-type="string">
            <text:p text:style-name="P3">Rai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Floods often occur. So much rain that almost nothing can be grown.</text:p>
          </table:table-cell>
        </table:table-row>
        <table:table-row>
          <table:table-cell table:style-name="Table1.A1" office:value-type="string">
            <text:p text:style-name="P3">Lightning</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Frequent lightning <text:soft-page-break/>storms over the village. Outdoor lakes are usually electrocuted and forest fires are often caused.</text:p>
          </table:table-cell>
        </table:table-row>
        <table:table-row>
          <table:table-cell table:style-name="Table1.A1" office:value-type="string">
            <text:p text:style-name="P3">Wind/Air</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Tornadoes regularly hit the village. Strong winds uproot crops.</text:p>
          </table:table-cell>
        </table:table-row>
        <table:table-row>
          <table:table-cell table:style-name="Table1.A1" office:value-type="string">
            <text:p text:style-name="P3">The Arts/Educa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The Art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War/Wisdom</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People regularly fight and go berserk for very small reasons. They are also dumb.</text:p>
          </table:table-cell>
        </table:table-row>
        <table:table-row>
          <table:table-cell table:style-name="Table1.A1" office:value-type="string">
            <text:p text:style-name="P3">Education/Wisdom</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Warfar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3">People regularly fight and go berserk for very small reasons.</text:p>
          </table:table-cell>
        </table:table-row>
        <table:table-row>
          <table:table-cell table:style-name="Table1.A1" office:value-type="string">
            <text:p text:style-name="P3">Knowledg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Wisdom</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Family/Home/Lov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Family/Childbirth</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Love</text:p>
          </table:table-cell>
          <table:table-cell table:style-name="Table1.A1" office:value-type="string">
            <text:p text:style-name="P3">You cannot build strong bonds with anyone, but everyone are happy.</text:p>
          </table:table-cell>
          <table:table-cell table:style-name="Table1.A1" office:value-type="string">
            <text:p text:style-name="P3">One person goes around making people fall in love with eachother, in a world where that is supposed to be a myth.</text:p>
          </table:table-cell>
          <table:table-cell table:style-name="Table1.A1" office:value-type="string">
            <text:p text:style-name="P3">You cannot build strong bonds with anyone. Everyone are regularly sad and lonely and avoid eachother.</text:p>
          </table:table-cell>
        </table:table-row>
        <table:table-row>
          <table:table-cell table:style-name="Table1.A1" office:value-type="string">
            <text:p text:style-name="P3">Hearth/Hom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Fir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Water</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3">Earth</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2"/>
      <text:p text:style-name="P11">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2"/>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P3">Temple design change</text:p>
          </table:table-cell>
        </table:table-row>
        <table:table-row>
          <table:table-cell table:style-name="Table2.A1" office:value-type="string">
            <text:p text:style-name="P3">Creation/Destruction</text:p>
          </table:table-cell>
          <table:table-cell table:style-name="Table2.A1" office:value-type="string">
            <text:p text:style-name="P3">Black holes, nebulae, ruins that randomly build themselves up and break apart, donut lifts</text:p>
          </table:table-cell>
        </table:table-row>
        <table:table-row>
          <table:table-cell table:style-name="Table2.A1" office:value-type="string">
            <text:p text:style-name="P3">Creation</text:p>
          </table:table-cell>
          <table:table-cell table:style-name="Table2.A1" office:value-type="string">
            <text:p text:style-name="P3">Random light, small stars, nebulae</text:p>
          </table:table-cell>
        </table:table-row>
        <table:table-row>
          <table:table-cell table:style-name="Table2.A1" office:value-type="string">
            <text:p text:style-name="P3">Death/Destruction</text:p>
          </table:table-cell>
          <table:table-cell table:style-name="Table2.A1" office:value-type="string">
            <text:p text:style-name="P3">There will be skeletons, corpses, coffins, ruins. There will be an emphasis on the skeletons being scattered, broken, rotten</text:p>
          </table:table-cell>
        </table:table-row>
        <table:table-row>
          <table:table-cell table:style-name="Table2.A1" office:value-type="string">
            <text:p text:style-name="P3">Destruction</text:p>
          </table:table-cell>
          <table:table-cell table:style-name="Table2.A1" office:value-type="string">
            <text:p text:style-name="P3">Ruins</text:p>
          </table:table-cell>
        </table:table-row>
        <table:table-row>
          <table:table-cell table:style-name="Table2.A1" office:value-type="string">
            <text:p text:style-name="P3">Death</text:p>
          </table:table-cell>
          <table:table-cell table:style-name="Table2.A1" office:value-type="string">
            <text:p text:style-name="P3">There will be skeletons, corpses, coffins</text:p>
          </table:table-cell>
        </table:table-row>
        <table:table-row>
          <table:table-cell table:style-name="Table2.A1" office:value-type="string">
            <text:p text:style-name="P3">Craft</text:p>
          </table:table-cell>
          <table:table-cell table:style-name="Table2.A1" office:value-type="string">
            <text:p text:style-name="P2"/>
          </table:table-cell>
        </table:table-row>
        <table:table-row>
          <table:table-cell table:style-name="Table2.A1" office:value-type="string">
            <text:p text:style-name="P3">Metallurgy</text:p>
          </table:table-cell>
          <table:table-cell table:style-name="Table2.A1" office:value-type="string">
            <text:p text:style-name="P3">Steel beams. Lava. Forgery.</text:p>
          </table:table-cell>
        </table:table-row>
        <table:table-row>
          <table:table-cell table:style-name="Table2.A1" office:value-type="string">
            <text:p text:style-name="P3">Carpentry</text:p>
          </table:table-cell>
          <table:table-cell table:style-name="Table2.A1" office:value-type="string">
            <text:p text:style-name="P3">Everything made out of wooden blocks and beams. <text:soft-page-break/>Sawblades. Flying furniture.</text:p>
          </table:table-cell>
        </table:table-row>
        <table:table-row>
          <table:table-cell table:style-name="Table2.A1" office:value-type="string">
            <text:p text:style-name="P3">Textile-working</text:p>
          </table:table-cell>
          <table:table-cell table:style-name="Table2.A1" office:value-type="string">
            <text:p text:style-name="P3">Knitted stuff. Crocheted stuff. Dangerous plushies.</text:p>
          </table:table-cell>
        </table:table-row>
        <table:table-row>
          <table:table-cell table:style-name="Table2.A1" office:value-type="string">
            <text:p text:style-name="P3">Nature</text:p>
          </table:table-cell>
          <table:table-cell table:style-name="Table2.A1" office:value-type="string">
            <text:p text:style-name="P3">Trees, flowers, berries, mosses, water. Rivers indoors.</text:p>
          </table:table-cell>
        </table:table-row>
        <table:table-row>
          <table:table-cell table:style-name="Table2.A1" office:value-type="string">
            <text:p text:style-name="P3">Seasons/Harvest</text:p>
          </table:table-cell>
          <table:table-cell table:style-name="Table2.A1" office:value-type="string">
            <text:p text:style-name="P3">Garden. Crops. Gourds, a lot of them. Wheat. Farms.</text:p>
          </table:table-cell>
        </table:table-row>
        <table:table-row>
          <table:table-cell table:style-name="Table2.A1" office:value-type="string">
            <text:p text:style-name="P3">Wilderness/Hunt</text:p>
          </table:table-cell>
          <table:table-cell table:style-name="Table2.A1" office:value-type="string">
            <text:p text:style-name="P3">Beasts and wild animals indoors. Veil between inside and outside is very vague.</text:p>
          </table:table-cell>
        </table:table-row>
        <table:table-row>
          <table:table-cell table:style-name="Table2.A1" office:value-type="string">
            <text:p text:style-name="P3">Weather/Lightning</text:p>
          </table:table-cell>
          <table:table-cell table:style-name="Table2.A1" office:value-type="string">
            <text:p text:style-name="P3">Open rooves. Lightning strikes. Metal is dangerous.</text:p>
          </table:table-cell>
        </table:table-row>
        <table:table-row>
          <table:table-cell table:style-name="Table2.A1" office:value-type="string">
            <text:p text:style-name="P3">Forest/Wood</text:p>
          </table:table-cell>
          <table:table-cell table:style-name="Table2.A1" office:value-type="string">
            <text:p text:style-name="P3">Trees. Walls made out of living wood.</text:p>
          </table:table-cell>
        </table:table-row>
        <table:table-row>
          <table:table-cell table:style-name="Table2.A1" office:value-type="string">
            <text:p text:style-name="P3">Desert/Sand</text:p>
          </table:table-cell>
          <table:table-cell table:style-name="Table2.A1" office:value-type="string">
            <text:p text:style-name="P3">Sandstone. Probably a pyramid of somekind. Sand elementals. Fire.</text:p>
          </table:table-cell>
        </table:table-row>
        <table:table-row>
          <table:table-cell table:style-name="Table2.A1" office:value-type="string">
            <text:p text:style-name="P3">Tundra/Snow</text:p>
          </table:table-cell>
          <table:table-cell table:style-name="Table2.A1" office:value-type="string">
            <text:p text:style-name="P3">Snow elementals. Lots of trees.</text:p>
          </table:table-cell>
        </table:table-row>
        <table:table-row>
          <table:table-cell table:style-name="Table2.A1" office:value-type="string">
            <text:p text:style-name="P3">Meadow/Flowers</text:p>
          </table:table-cell>
          <table:table-cell table:style-name="Table2.A1" office:value-type="string">
            <text:p text:style-name="P3">Flowers everywhere. An absolute excess. Sort of gaudy. Greenhouse.</text:p>
          </table:table-cell>
        </table:table-row>
        <table:table-row>
          <table:table-cell table:style-name="Table2.A1" office:value-type="string">
            <text:p text:style-name="P3">Wealth/Prosperity</text:p>
          </table:table-cell>
          <table:table-cell table:style-name="Table2.A1" office:value-type="string">
            <text:p text:style-name="P3">Gold everywhere. Eldorado.</text:p>
          </table:table-cell>
        </table:table-row>
        <table:table-row>
          <table:table-cell table:style-name="Table2.A1" office:value-type="string">
            <text:p text:style-name="P3">Cereal/Fertility</text:p>
          </table:table-cell>
          <table:table-cell table:style-name="Table2.A1" office:value-type="string">
            <text:p text:style-name="P3">Wheat. A mansion/Farmhouse.</text:p>
          </table:table-cell>
        </table:table-row>
        <table:table-row>
          <table:table-cell table:style-name="Table2.A1" office:value-type="string">
            <text:p text:style-name="P3">Rain</text:p>
          </table:table-cell>
          <table:table-cell table:style-name="Table2.A1" office:value-type="string">
            <text:p text:style-name="P3">Swamp / Ocean. Open roof, so it rains into the dungeon.</text:p>
          </table:table-cell>
        </table:table-row>
        <table:table-row>
          <table:table-cell table:style-name="Table2.A1" office:value-type="string">
            <text:p text:style-name="P3">Lightning</text:p>
          </table:table-cell>
          <table:table-cell table:style-name="Table2.A1" office:value-type="string">
            <text:p text:style-name="P3">Lightning strikes. Metal is dangerous. Lots of lightning related obstacles.</text:p>
          </table:table-cell>
        </table:table-row>
        <table:table-row>
          <table:table-cell table:style-name="Table2.A1" office:value-type="string">
            <text:p text:style-name="P3">Wind/Air</text:p>
          </table:table-cell>
          <table:table-cell table:style-name="Table2.A1" office:value-type="string">
            <text:p text:style-name="P3">Giant fans trying to blow you around.</text:p>
          </table:table-cell>
        </table:table-row>
        <table:table-row>
          <table:table-cell table:style-name="Table2.A1" office:value-type="string">
            <text:p text:style-name="P3">The Arts/Education</text:p>
          </table:table-cell>
          <table:table-cell table:style-name="Table2.A1" office:value-type="string">
            <text:p text:style-name="P3">Museum/Archives</text:p>
          </table:table-cell>
        </table:table-row>
        <table:table-row>
          <table:table-cell table:style-name="Table2.A1" office:value-type="string">
            <text:p text:style-name="P3">The Arts</text:p>
          </table:table-cell>
          <table:table-cell table:style-name="Table2.A1" office:value-type="string">
            <text:p text:style-name="P3">Museum</text:p>
          </table:table-cell>
        </table:table-row>
        <table:table-row>
          <table:table-cell table:style-name="Table2.A1" office:value-type="string">
            <text:p text:style-name="P3">War/Wisdom</text:p>
          </table:table-cell>
          <table:table-cell table:style-name="Table2.A1" office:value-type="string">
            <text:p text:style-name="P2"/>
          </table:table-cell>
        </table:table-row>
        <table:table-row>
          <table:table-cell table:style-name="Table2.A1" office:value-type="string">
            <text:p text:style-name="P3">Education/Wisdom</text:p>
          </table:table-cell>
          <table:table-cell table:style-name="Table2.A1" office:value-type="string">
            <text:p text:style-name="P3">Library</text:p>
          </table:table-cell>
        </table:table-row>
        <table:table-row>
          <table:table-cell table:style-name="Table2.A1" office:value-type="string">
            <text:p text:style-name="P3">Warfare</text:p>
          </table:table-cell>
          <table:table-cell table:style-name="Table2.A1" office:value-type="string">
            <text:p text:style-name="P3">Former battlefield. Ruins of a devastated city. Ghosts of soldiers. Crypt of soldiers.</text:p>
          </table:table-cell>
        </table:table-row>
        <table:table-row>
          <table:table-cell table:style-name="Table2.A1" office:value-type="string">
            <text:p text:style-name="P3">Knowledge</text:p>
          </table:table-cell>
          <table:table-cell table:style-name="Table2.A1" office:value-type="string">
            <text:p text:style-name="P3">Library</text:p>
          </table:table-cell>
        </table:table-row>
        <table:table-row>
          <table:table-cell table:style-name="Table2.A1" office:value-type="string">
            <text:p text:style-name="P3">Wisdom</text:p>
          </table:table-cell>
          <table:table-cell table:style-name="Table2.A1" office:value-type="string">
            <text:p text:style-name="P3">Decorative garden / Japanese garden. Buddhist temple on a mountain.</text:p>
          </table:table-cell>
        </table:table-row>
        <table:table-row>
          <table:table-cell table:style-name="Table2.A1" office:value-type="string">
            <text:p text:style-name="P3">Family/Home/Love</text:p>
          </table:table-cell>
          <table:table-cell table:style-name="Table2.A1" office:value-type="string">
            <text:p text:style-name="P3">Mansion</text:p>
          </table:table-cell>
        </table:table-row>
        <table:table-row>
          <table:table-cell table:style-name="Table2.A1" office:value-type="string">
            <text:p text:style-name="P3">Family/Childbirth</text:p>
          </table:table-cell>
          <table:table-cell table:style-name="Table2.A1" office:value-type="string">
            <text:p text:style-name="P3">Mansion. Mother cult</text:p>
          </table:table-cell>
        </table:table-row>
        <table:table-row>
          <table:table-cell table:style-name="Table2.A1" office:value-type="string">
            <text:p text:style-name="P3">Love</text:p>
          </table:table-cell>
          <table:table-cell table:style-name="Table2.A1" office:value-type="string">
            <text:p text:style-name="P3">Fire. Charming enemies. Could be almost anything.</text:p>
          </table:table-cell>
        </table:table-row>
        <table:table-row>
          <table:table-cell table:style-name="Table2.A1" office:value-type="string">
            <text:p text:style-name="P3">Hearth/Home</text:p>
          </table:table-cell>
          <table:table-cell table:style-name="Table2.A1" office:value-type="string">
            <text:p text:style-name="P3">Cabin / Mansion</text:p>
          </table:table-cell>
        </table:table-row>
        <table:table-row>
          <table:table-cell table:style-name="Table2.A1" office:value-type="string">
            <text:p text:style-name="P3">Fire</text:p>
          </table:table-cell>
          <table:table-cell table:style-name="Table2.A1" office:value-type="string">
            <text:p text:style-name="P3">Lots of fire lol</text:p>
          </table:table-cell>
        </table:table-row>
        <table:table-row>
          <table:table-cell table:style-name="Table2.A1" office:value-type="string">
            <text:p text:style-name="P3">Water</text:p>
          </table:table-cell>
          <table:table-cell table:style-name="Table2.A1" office:value-type="string">
            <text:p text:style-name="P3">Underwater sections</text:p>
          </table:table-cell>
        </table:table-row>
        <table:table-row>
          <table:table-cell table:style-name="Table2.A1" office:value-type="string">
            <text:p text:style-name="P3">Earth</text:p>
          </table:table-cell>
          <table:table-cell table:style-name="Table2.A1" office:value-type="string">
            <text:p text:style-name="P3">Underground. Mud and earth and soil</text:p>
          </table:table-cell>
        </table:table-row>
      </table:table>
      <text:p text:style-name="P6">Astrology:</text:p>
      <text:p text:style-name="P11">Three bools will determine the kinds of signs that spawn. Animals, Humanoids and Objects. It will be possible to just choose the Western astrology though.</text:p>
      <text:p text:style-name="P6">Attributes:</text:p>
      <text:list xml:id="list4322926940088159774" text:style-name="L8">
        <text:list-item>
          <text:p text:style-name="P26"><text:span text:style-name="T1">Abstrusity </text:span><text:span text:style-name="T1">–</text:span><text:span text:style-name="T1"> Difficult to comprehend</text:span></text:p>
        </text:list-item>
        <text:list-item>
          <text:p text:style-name="P15">Acerbity - Sourness</text:p>
        </text:list-item>
        <text:list-item>
          <text:p text:style-name="P15">Acridity - Bitterness</text:p>
        </text:list-item>
        <text:list-item>
          <text:p text:style-name="P15">Dampth - Humidity</text:p>
        </text:list-item>
        <text:list-item>
          <text:p text:style-name="P15">Dryth - Dryness</text:p>
        </text:list-item>
        <text:list-item>
          <text:p text:style-name="P26"><text:span text:style-name="T1">Esoreticity </text:span><text:span text:style-name="T1">–</text:span><text:span text:style-name="T1"> Supposed to be known only be a select few</text:span></text:p>
        </text:list-item>
        <text:list-item>
          <text:p text:style-name="P26"><text:span text:style-name="T1">Fluxity </text:span><text:span text:style-name="T1">–</text:span><text:span text:style-name="T1"> Change</text:span></text:p>
        </text:list-item>
        <text:list-item>
          <text:p text:style-name="P26"><text:span text:style-name="T1">Gelidity </text:span><text:span text:style-name="T1">–</text:span><text:span text:style-name="T1"> Very cold</text:span></text:p>
        </text:list-item>
        <text:list-item>
          <text:p text:style-name="P26"><text:soft-page-break/><text:span text:style-name="T1">Hircosity </text:span><text:span text:style-name="T1">–</text:span><text:span text:style-name="T1"> Goat, Hircine (lustful)</text:span></text:p>
        </text:list-item>
        <text:list-item>
          <text:p text:style-name="P26"><text:span text:style-name="T1">Illth </text:span><text:span text:style-name="T1">–</text:span><text:span text:style-name="T1"> Possession of wealth that brings misfortune</text:span></text:p>
        </text:list-item>
        <text:list-item>
          <text:p text:style-name="P26"><text:span text:style-name="T1">Insipidity </text:span><text:span text:style-name="T1">–</text:span><text:span text:style-name="T1"> Lacking of personality</text:span></text:p>
        </text:list-item>
        <text:list-item>
          <text:p text:style-name="P26"><text:span text:style-name="T1">Ipseity </text:span><text:span text:style-name="T1">–</text:span><text:span text:style-name="T1"> Selfhood</text:span></text:p>
        </text:list-item>
        <text:list-item>
          <text:p text:style-name="P15">Jocosity- Joking</text:p>
        </text:list-item>
        <text:list-item>
          <text:p text:style-name="P26"><text:span text:style-name="T1">Lability </text:span><text:span text:style-name="T1">–</text:span><text:span text:style-name="T1"> Instability</text:span></text:p>
        </text:list-item>
        <text:list-item>
          <text:p text:style-name="P26"><text:span text:style-name="T1">Lignosity </text:span><text:span text:style-name="T1">–</text:span><text:span text:style-name="T1"> Woody</text:span></text:p>
        </text:list-item>
        <text:list-item>
          <text:p text:style-name="P15">Mirth - Laughter</text:p>
        </text:list-item>
        <text:list-item>
          <text:p text:style-name="P15">Newth - Newness</text:p>
        </text:list-item>
        <text:list-item>
          <text:p text:style-name="P26"><text:span text:style-name="T1">Nolleity </text:span><text:span text:style-name="T1">–</text:span><text:span text:style-name="T1"> Unwillingness</text:span></text:p>
        </text:list-item>
        <text:list-item>
          <text:p text:style-name="P26"><text:span text:style-name="T1">Prolixity </text:span><text:span text:style-name="T1">–</text:span><text:span text:style-name="T1"> Talking too much</text:span></text:p>
        </text:list-item>
        <text:list-item>
          <text:p text:style-name="P26"><text:span text:style-name="T1">Ruth </text:span><text:span text:style-name="T1">–</text:span><text:span text:style-name="T1"> Mercy, remorse, compassion</text:span></text:p>
        </text:list-item>
        <text:list-item>
          <text:p text:style-name="P26"><text:span text:style-name="T1">Xericity </text:span><text:span text:style-name="T1">–</text:span><text:span text:style-name="T1"> Adapting to dry conditions</text:span></text:p>
        </text:list-item>
        <text:list-item>
          <text:p text:style-name="P26"><text:span text:style-name="T1">Vivacity </text:span><text:span text:style-name="T1">–</text:span><text:span text:style-name="T1"> Life force</text:span></text:p>
        </text:list-item>
        <text:list-item>
          <text:p text:style-name="P15">Decay</text:p>
        </text:list-item>
        <text:list-item>
          <text:p text:style-name="P26"><text:span text:style-name="T1">Moribundity </text:span><text:span text:style-name="T1">–</text:span><text:span text:style-name="T1"> About to die</text:span></text:p>
        </text:list-item>
        <text:list-item>
          <text:p text:style-name="P26"><text:span text:style-name="T1">Acuity </text:span><text:span text:style-name="T1">–</text:span><text:span text:style-name="T1"> Wit</text:span></text:p>
        </text:list-item>
        <text:list-item>
          <text:p text:style-name="P26"><text:span text:style-name="T1">Acrimony </text:span><text:span text:style-name="T1">–</text:span><text:span text:style-name="T1"> Bitter sharpness</text:span></text:p>
        </text:list-item>
        <text:list-item>
          <text:p text:style-name="P26"><text:span text:style-name="T1">Ebriosity </text:span><text:span text:style-name="T1">–</text:span><text:span text:style-name="T1"> Habitual drunkedness</text:span></text:p>
        </text:list-item>
        <text:list-item>
          <text:p text:style-name="P26"><text:span text:style-name="T1">Ebullience </text:span><text:span text:style-name="T1">–</text:span><text:span text:style-name="T1"> The quality of expresing excitedly</text:span></text:p>
        </text:list-item>
        <text:list-item>
          <text:p text:style-name="P26"><text:span text:style-name="T1">Eburnean </text:span><text:span text:style-name="T1">–</text:span><text:span text:style-name="T1"> Resembling ivory</text:span></text:p>
        </text:list-item>
        <text:list-item>
          <text:p text:style-name="P26"><text:span text:style-name="T1">Folial </text:span><text:span text:style-name="T1">–</text:span><text:span text:style-name="T1"> Resembling leaves</text:span></text:p>
        </text:list-item>
      </text:list>
      <text:p text:style-name="P2"/>
      <text:p text:style-name="P9"/>
      <text:p text:style-name="P6">Location variables:</text:p>
      <text:p text:style-name="P1"><text:span text:style-name="T1">Biome </text:span><text:span text:style-name="T1">–</text:span><text:span text:style-name="T1"> Field, Swamp, Desert etc</text:span></text:p>
      <text:p text:style-name="P1"><text:span text:style-name="T1">Location </text:span><text:span text:style-name="T1">–</text:span><text:span text:style-name="T1"> Main, Lake, Cave, Coast, Mountain Foot</text:span></text:p>
      <text:p text:style-name="P1"><text:span text:style-name="T1">Location variation </text:span><text:span text:style-name="T1">–</text:span><text:span text:style-name="T1"> for example, Cristallic or Limy for Cave Mine or Mountain (entire dungeon is cristallic), Salt Desert for Desert, Glassy for Beach</text:span></text:p>
      <text:p text:style-name="P1"><text:span text:style-name="T1">Temperature </text:span><text:span text:style-name="T1">–</text:span><text:span text:style-name="T1"> Burning, Hot, Tepid, Cold, Freezing</text:span></text:p>
      <text:p text:style-name="P1"><text:span text:style-name="T1">Climate </text:span><text:span text:style-name="T1">–</text:span><text:span text:style-name="T1"> Arid, Dry, Normal, Humid, VeryHumid (Irrelevant for ocean, dungeon, underwater, cave or mine</text:span></text:p>
      <text:p text:style-name="P1"><text:span text:style-name="T1">Tone </text:span><text:span text:style-name="T1">–</text:span><text:span text:style-name="T1"> Sweet, Creepy, Mysterious, Chirpy, Calm, Dangerous, Deranged, Thinking (This determines things such as music, what kind of objects could spawn, and which enemies)</text:span></text:p>
      <text:p text:style-name="P1"><text:span text:style-name="T1">Primary Element </text:span><text:span text:style-name="T1">–</text:span><text:span text:style-name="T1"> Fire, Water, Earth, Wind, Light, Dark, None (Determines which enemies and which objects could spawn)</text:span></text:p>
      <text:p text:style-name="P1"><text:span text:style-name="T1">Secondary Element </text:span><text:span text:style-name="T1">–</text:span><text:span text:style-name="T1"> Fire, Water, Earth, Wind, Light, Dark</text:span></text:p>
      <text:p text:style-name="P4">Section variables</text:p>
      <text:p text:style-name="P1"><text:span text:style-name="T1">Section Variation </text:span><text:span text:style-name="T1">–</text:span><text:span text:style-name="T1"> for example, Ruins or Meadow for Field, Cristallic or Limy for Cave Mine or Mountain (this section only is cristallic), Rocky or Gravelly for Beach or Desert, etc</text:span></text:p>
      <text:p text:style-name="P1"><text:span text:style-name="T1">Variation Strength </text:span><text:span text:style-name="T1">–</text:span><text:span text:style-name="T1"> Based on this number, the variation will spawn in a few rooms, up to all of them</text:span></text:p>
      <text:p text:style-name="P2"/>
      <text:p text:style-name="P3">If you already have a location of a certain type saved, theres a smaller chance that that will spawn again. If theres hidden people nearby, then the entire area is likely to be scouted and full of traps</text:p>
      <text:p text:style-name="P2"/>
      <text:p text:style-name="P6">Personality variables:</text:p>
      <text:p text:style-name="P3">Basic Facts:</text:p>
      <text:p text:style-name="P3"><text:soft-page-break/><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tab/><text:tab/>Be a travelling merchant?</text:p>
      <text:p text:style-name="P3"><text:tab/><text:tab/>Be a</text:p>
      <text:p text:style-name="P2"/>
      <text:p text:style-name="P4">Proffessions in One Piece mode</text:p>
      <text:p text:style-name="P1"><text:span text:style-name="T1">Miner </text:span><text:span text:style-name="T1">–</text:span><text:span text:style-name="T1"> in case you find yourself in mines a lot. Will spawn with some knowledge about the underworld</text:span></text:p>
      <text:p text:style-name="P3">Geologist - ”It might be alarming when you find yourself with a ton of rocks and minerals you cannot identify”. They can identify what gems you will find where.</text:p>
      <text:p text:style-name="P3">Tailor</text:p>
      <text:p text:style-name="P1"><text:span text:style-name="T1">Leatherworker </text:span><text:span text:style-name="T1">–</text:span><text:span text:style-name="T1"> Is probably also an archer, hunter, ranger, mimic or a beastmaster. Knows a lot about animals and usually wishes for balance in the universe</text:span></text:p>
      <text:p text:style-name="P1"><text:span text:style-name="T1">Archer </text:span><text:span text:style-name="T1">–</text:span><text:span text:style-name="T1"> Depending on which character spawns first, it might shift around other characters traits a bit</text:span></text:p>
      <text:p text:style-name="P1"><text:span text:style-name="T1">Sniper </text:span><text:span text:style-name="T1">–</text:span><text:span text:style-name="T1"> Stays far behind to shoot</text:span></text:p>
      <text:p text:style-name="P1"><text:span text:style-name="T1">Archeologist </text:span><text:span text:style-name="T1">–</text:span><text:span text:style-name="T1"> Figures out values of unidentified objects, and helps you find keys and chests</text:span></text:p>
      <text:p text:style-name="P1"><text:span text:style-name="T1">Scribe </text:span><text:span text:style-name="T1">–</text:span><text:span text:style-name="T1"> Figures out foreign alphabets fast and will keep track of your journey for you. Can dual class as anything else</text:span></text:p>
      <text:p text:style-name="P1"><text:span text:style-name="T1">Smith </text:span><text:span text:style-name="T1">–</text:span><text:span text:style-name="T1"> Can craft armor and weaponry</text:span></text:p>
      <text:p text:style-name="P1"><text:span text:style-name="T1">Botanist </text:span><text:span text:style-name="T1">–</text:span><text:span text:style-name="T1"> Can carry some plants with you. Knows what plants are edible and which isnt without you having to taste, which is great, considering plants are randomised so the player cant know and you definitely can lose crewmembers</text:span></text:p>
      <text:p text:style-name="P1"><text:span text:style-name="T1">Thief </text:span><text:span text:style-name="T1">–</text:span><text:span text:style-name="T1"> Can help you amass money faster, and get items that are otherwise difficult to get. You dont need keys to open chests</text:span></text:p>
      <text:p text:style-name="P1"><text:soft-page-break/><text:span text:style-name="T1">Artificier </text:span><text:span text:style-name="T1">–</text:span><text:span text:style-name="T1"> Someone who can program magical items and can craft wands, staffs, scepters, etc. Usually dual class as some kind of mage</text:span></text:p>
      <text:p text:style-name="P1"><text:span text:style-name="T1">Jeweler </text:span><text:span text:style-name="T1">–</text:span><text:span text:style-name="T1"> Can dualclass as any other, and knows a bit of geology, but not all. They can only identify gemstones. They also cant identify where to find which gems, like a geologist can. </text:span></text:p>
      <text:p text:style-name="P1"><text:span text:style-name="T1">Chef </text:span><text:span text:style-name="T1">–</text:span><text:span text:style-name="T1"> So you can eat something</text:span></text:p>
      <text:p text:style-name="P1"><text:span text:style-name="T1">Carpenter </text:span><text:span text:style-name="T1">–</text:span><text:span text:style-name="T1"> Can build shelter, set up a tent, build a bridge, repair bridges and stuff etc</text:span></text:p>
      <text:p text:style-name="P1"><text:span text:style-name="T1">Chemist </text:span><text:span text:style-name="T1">–</text:span><text:span text:style-name="T1"> Makes potions</text:span></text:p>
      <text:p text:style-name="P1"><text:span text:style-name="T1">Healer </text:span><text:span text:style-name="T1">–</text:span><text:span text:style-name="T1"> As the name implies, they heal</text:span></text:p>
      <text:p text:style-name="P3">Basically, in this mode, you get a class and a secondary proffession to mix together. There are a bunch of possible combinations.</text:p>
      <text:p text:style-name="P2"/>
      <text:p text:style-name="P6">Ores to find while mining:</text:p>
      <text:p text:style-name="P1"><text:span text:style-name="T1">Copper </text:span><text:span text:style-name="T1">–</text:span><text:span text:style-name="T1"> Native copper, Azurite, Malachite, Peacock ore, Cuprite</text:span></text:p>
      <text:p text:style-name="P1"><text:span text:style-name="T1">Nickel </text:span><text:span text:style-name="T1">–</text:span><text:span text:style-name="T1"> Limonite, Pentlandite, Garnierite</text:span></text:p>
      <text:list xml:id="list89188602831338935" text:style-name="L10">
        <text:list-item>
          <text:p text:style-name="P17">You can be allergic to it</text:p>
        </text:list-item>
        <text:list-item>
          <text:p text:style-name="P17">In the real world, 68% of the worlds zinc is used to make stainless steel. It is very important in the manufacture, and stainless steel contains about 8%-11% nickel.</text:p>
        </text:list-item>
      </text:list>
      <text:p text:style-name="P3">Zinc - Sphalerite</text:p>
      <text:list xml:id="list7957831502807479367" text:style-name="L11">
        <text:list-item>
          <text:p text:style-name="P18">If you burn it, you get Zinc Oxide, 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p>
        </text:list-item>
        <text:list-item>
          <text:p text:style-name="P18">Brass is made from Zinc and Copper. It is used where low friction is required, such as locks, doorknobs, ammunition casings and vavles, for plumbing and in brass musical instruments. It is also used for decorations.</text:p>
        </text:list-item>
        <text:list-item>
          <text:p text:style-name="P18">In the real world, 55% of zinc is used for galvanizing, which is what you do when you apply zinc to steel and iron to make it non-corrosive. Galvanized iron or steel have a special appearance.</text:p>
        </text:list-item>
      </text:list>
      <text:p text:style-name="P3">Tin - Cassiterite</text:p>
      <text:list xml:id="list4457288335960992741" text:style-name="L12">
        <text:list-item>
          <text:p text:style-name="P19">Makes a sound called the tin cry when bent.</text:p>
        </text:list-item>
        <text:list-item>
          <text:p text:style-name="P19">Tin makes an alloy called Pewter with Antimony and Copper.</text:p>
        </text:list-item>
        <text:list-item>
          <text:p text:style-name="P19">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p>
        </text:list-item>
        <text:list-item>
          <text:p text:style-name="P19">Tin makes tin cans, for conservation of food.</text:p>
        </text:list-item>
      </text:list>
      <text:p text:style-name="P1"><text:span text:style-name="T1">Carbon </text:span><text:span text:style-name="T1">–</text:span><text:span text:style-name="T1"> Anthracite, Kimberlite, Diamond</text:span></text:p>
      <text:p text:style-name="P1"><text:span text:style-name="T1">Iron </text:span><text:span text:style-name="T1">–</text:span><text:span text:style-name="T1"> Magnetite, Hematite, Goethite, Limonite, Siderite</text:span></text:p>
      <text:p text:style-name="P1"><text:span text:style-name="T1">Brimstone </text:span><text:span text:style-name="T1">–</text:span><text:span text:style-name="T1"> Pyrite, Cinnabar, Galena, Sphalerite, Stibnite, Gypsum, Barite</text:span></text:p>
      <text:p text:style-name="P1"><text:span text:style-name="T1">Phosphorus </text:span><text:span text:style-name="T1">–</text:span><text:span text:style-name="T1"> Apatite</text:span></text:p>
      <text:p text:style-name="P1"><text:span text:style-name="T1">Silicon </text:span><text:span text:style-name="T1">–</text:span><text:span text:style-name="T1"> Olivine, Diopside, Biotite</text:span></text:p>
      <text:list xml:id="list5501431315613036756" text:style-name="L13">
        <text:list-item>
          <text:p text:style-name="P20">Usually, silicon isnt even extracted. It is used for ceramics such as porcelain and some glasses.</text:p>
        </text:list-item>
      </text:list>
      <text:p text:style-name="P1"><text:span text:style-name="T1">Aluminium </text:span><text:span text:style-name="T1">–</text:span><text:span text:style-name="T1"> Bauxite, Feldspar, Beryl, Cryolite, Garnet, Spinel, Turquoise, Ruby, Sapphire</text:span></text:p>
      <text:p text:style-name="P1"><text:span text:style-name="T1">Silver </text:span><text:span text:style-name="T1">–</text:span><text:span text:style-name="T1"> Electrum, Acanthite, Native Silver</text:span></text:p>
      <text:p text:style-name="P1"><text:span text:style-name="T1">Gold </text:span><text:span text:style-name="T1">–</text:span><text:span text:style-name="T1"> Electrum, Native Gold, Krennerite</text:span></text:p>
      <text:p text:style-name="P1"><text:span text:style-name="T1">Platinum </text:span><text:span text:style-name="T1">–</text:span><text:span text:style-name="T1"> Sperrylite</text:span></text:p>
      <text:p text:style-name="P3"><text:tab/>Charged Platinum - Glitters</text:p>
      <text:p text:style-name="P1"><text:span text:style-name="T1">Palladium </text:span><text:span text:style-name="T1">–</text:span><text:span text:style-name="T1"> Cooperite, Polarite</text:span></text:p>
      <text:p text:style-name="P1"><text:span text:style-name="T1"><text:tab/>Charged Palladium </text:span><text:span text:style-name="T1">–</text:span><text:span text:style-name="T1"> Shines pastel blue, gives off fluff</text:span></text:p>
      <text:p text:style-name="P3">Rhodium</text:p>
      <text:p text:style-name="P1"><text:soft-page-break/><text:span text:style-name="T1"><text:tab/>Charged Rhodium </text:span><text:span text:style-name="T1">–</text:span><text:span text:style-name="T1"> Shines pink, gives off rose petals</text:span></text:p>
      <text:p text:style-name="P3">Osmium</text:p>
      <text:p text:style-name="P1"><text:span text:style-name="T1"><text:tab/>Charged Osmium </text:span><text:span text:style-name="T1">–</text:span><text:span text:style-name="T1"> Gives off dark smoke</text:span></text:p>
      <text:p text:style-name="P1"><text:span text:style-name="T1">Iridium </text:span><text:span text:style-name="T1">–</text:span><text:span text:style-name="T1"> Native Iridium</text:span></text:p>
      <text:p text:style-name="P1"><text:span text:style-name="T1"><text:tab/>Charged Iridium </text:span><text:span text:style-name="T1">–</text:span><text:span text:style-name="T1"> Glows like a rainbow</text:span></text:p>
      <text:p text:style-name="P3">Plutonium</text:p>
      <text:p text:style-name="P1"><text:span text:style-name="T1"><text:tab/>Charged Plutonium </text:span><text:span text:style-name="T1">–</text:span><text:span text:style-name="T1"> Glows purple</text:span></text:p>
      <text:p text:style-name="P3">Neptunium</text:p>
      <text:p text:style-name="P1"><text:span text:style-name="T1"><text:tab/>Charged Neptunium </text:span><text:span text:style-name="T1">–</text:span><text:span text:style-name="T1"> Glows blue</text:span></text:p>
      <text:p text:style-name="P1"><text:span text:style-name="T1">Uranium </text:span><text:span text:style-name="T1">–</text:span><text:span text:style-name="T1"> Pitchblende</text:span></text:p>
      <text:p text:style-name="P1"><text:span text:style-name="T1"><text:tab/>Charged Uranium </text:span><text:span text:style-name="T1">–</text:span><text:span text:style-name="T1"> Glows green</text:span></text:p>
      <text:p text:style-name="P2"/>
      <text:p text:style-name="P3">Gems by shape</text:p>
      <text:list xml:id="list3828304419007988143" text:style-name="L14">
        <text:list-item>
          <text:p text:style-name="P21">Other</text:p>
        </text:list-item>
        <text:list-item>
          <text:p text:style-name="P21">Aventurine (Aventurescence)</text:p>
        </text:list-item>
        <text:list-item>
          <text:p text:style-name="P24"/>
        </text:list-item>
        <text:list-item>
          <text:p text:style-name="P21">Goldstone</text:p>
        </text:list-item>
        <text:list-item>
          <text:p text:style-name="P21">Tigers eye</text:p>
        </text:list-item>
        <text:list-item>
          <text:p text:style-name="P21">Hawks eye</text:p>
        </text:list-item>
        <text:list-item>
          <text:p text:style-name="P21">Bowenite</text:p>
        </text:list-item>
        <text:list-item>
          <text:p text:style-name="P27"><text:span text:style-name="T1">Is a variety of the antigorite. They have their origins in metamorphic alterations of peridotite and pyroxene. Where theres a lot of them, the soil is also full of clay. This soil is toxic to many </text:span><text:span text:style-name="T1">plants, so this environment contains very slow growing plants. This is called </text:span><text:span text:style-name="T2">Serpentine Soil</text:span><text:span text:style-name="T1">. It gets you </text:span><text:span text:style-name="T2">Serpentine Marble</text:span><text:span text:style-name="T1">.</text:span></text:p>
        </text:list-item>
        <text:list-item>
          <text:p text:style-name="P21">Anthracite</text:p>
        </text:list-item>
        <text:list-item>
          <text:p text:style-name="P21">Associated with strongly deformed sedimentary rocks, subjected to great stress, such as the flanks of great mountain ranges.</text:p>
        </text:list-item>
        <text:list-item>
          <text:p text:style-name="P21">Opal</text:p>
        </text:list-item>
        <text:list-item>
          <text:p text:style-name="P21">Can occur in almost any rock, most commonly in limonite, sandstone, rhyolite, marl and basalt</text:p>
        </text:list-item>
        <text:list-item>
          <text:p text:style-name="P21">d</text:p>
        </text:list-item>
        <text:list-item>
          <text:p text:style-name="P21">Orthorombic</text:p>
        </text:list-item>
        <text:list-item>
          <text:p text:style-name="P21">Zoisite</text:p>
        </text:list-item>
        <text:list-item>
          <text:p text:style-name="P21">Is generally found in metamorphic rock and pegmatitic rock</text:p>
        </text:list-item>
        <text:list-item>
          <text:p text:style-name="P21">Tanzanite (when it has vanadium)</text:p>
        </text:list-item>
        <text:list-item>
          <text:p text:style-name="P21">Anyolite (metamorphic rock containing zoisite, pargasite and ruby)</text:p>
        </text:list-item>
        <text:list-item>
          <text:p text:style-name="P21">Rosaline (when it has manganese)</text:p>
        </text:list-item>
        <text:list-item>
          <text:p text:style-name="P21">Olivine</text:p>
        </text:list-item>
        <text:list-item>
          <text:p text:style-name="P21">Goethite (Iron ore)</text:p>
        </text:list-item>
        <text:list-item>
          <text:p text:style-name="P21">It is found in soil and low temperature environments such as sediment</text:p>
        </text:list-item>
        <text:list-item>
          <text:p text:style-name="P21">It makes the pigment brown ochre</text:p>
        </text:list-item>
        <text:list-item>
          <text:p text:style-name="P21">Variscite</text:p>
        </text:list-item>
        <text:list-item>
          <text:p text:style-name="P21">Topaz</text:p>
        </text:list-item>
        <text:list-item>
          <text:p text:style-name="P21">Commonly associated with silicic rocks of granite and rhyolite type. They crystallize in granitic pegmatites or in vapor cavities in rhyolite lava flows. Commonly found together with Fluorite and Cassiterite.</text:p>
        </text:list-item>
        <text:list-item>
          <text:p text:style-name="P21">Chrysoberyl</text:p>
        </text:list-item>
        <text:list-item>
          <text:p text:style-name="P21"><text:soft-page-break/>Hexagonal</text:p>
        </text:list-item>
        <text:list-item>
          <text:p text:style-name="P21">Beryl</text:p>
        </text:list-item>
        <text:list-item>
          <text:p text:style-name="P21">Is most commonly found in granitic pegmatites, but also in mica schists and limestone.</text:p>
        </text:list-item>
        <text:list-item>
          <text:p text:style-name="P21">Cinnabar (most common mercury ore)</text:p>
        </text:list-item>
        <text:list-item>
          <text:p text:style-name="P21">Commonly associated with volcanic activity and alkaline hot springs. It is associated with native mercury, stibnite, realgar, pyrite, marcasite, OPAL, quartz, chalcedony, dolomite, calcite and barite.</text:p>
        </text:list-item>
        <text:list-item>
          <text:p text:style-name="P21">Apatite</text:p>
        </text:list-item>
        <text:list-item>
          <text:p text:style-name="P21">Vanadinite (minor source of lead), major of vanadium)</text:p>
        </text:list-item>
        <text:list-item>
          <text:p text:style-name="P21">Uncommon. Created from oxidation of lead ore deposits such as galena, and is therefore known as a secondary mineral. It is found in arid climates.</text:p>
        </text:list-item>
        <text:list-item>
          <text:p text:style-name="P21">Associated with wulfenite, limonite and barite. Also previously called brown lead.</text:p>
        </text:list-item>
        <text:list-item>
          <text:p text:style-name="P21">Benitoite</text:p>
        </text:list-item>
        <text:list-item>
          <text:p text:style-name="P21">Agate</text:p>
        </text:list-item>
        <text:list-item>
          <text:p text:style-name="P21">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21">Moss Agate</text:p>
        </text:list-item>
        <text:list-item>
          <text:p text:style-name="P21">Dendritic Agate</text:p>
        </text:list-item>
        <text:list-item>
          <text:p text:style-name="P27"><text:span text:style-name="T1">Enhydro Agate </text:span><text:span text:style-name="T1">–</text:span><text:span text:style-name="T1"> Agates with waterbubbles trapped inside</text:span></text:p>
        </text:list-item>
        <text:list-item>
          <text:p text:style-name="P21">Crazy Lace Agate</text:p>
        </text:list-item>
        <text:list-item>
          <text:p text:style-name="P21">Blue Lace Agate</text:p>
        </text:list-item>
        <text:list-item>
          <text:p text:style-name="P21">Purple Lace Agate</text:p>
        </text:list-item>
        <text:list-item>
          <text:p text:style-name="P21">Pink Lace Agate</text:p>
        </text:list-item>
        <text:list-item>
          <text:p text:style-name="P21">Holly Blue Agate</text:p>
        </text:list-item>
        <text:list-item>
          <text:p text:style-name="P21">Plume Agate</text:p>
        </text:list-item>
        <text:list-item>
          <text:p text:style-name="P21">Condor Agate</text:p>
        </text:list-item>
        <text:list-item>
          <text:p text:style-name="P21">Fire Agate</text:p>
        </text:list-item>
        <text:list-item>
          <text:p text:style-name="P21">Apricot Agate</text:p>
        </text:list-item>
        <text:list-item>
          <text:p text:style-name="P21">Fairburn Agate</text:p>
        </text:list-item>
        <text:list-item>
          <text:p text:style-name="P21">Trigonal</text:p>
        </text:list-item>
        <text:list-item>
          <text:p text:style-name="P21">Corundum</text:p>
        </text:list-item>
        <text:list-item>
          <text:p text:style-name="P21">Occurs in mica schist, gneiss and some marble. It also occurs in syenite.</text:p>
        </text:list-item>
        <text:list-item>
          <text:p text:style-name="P21">Sapphire</text:p>
        </text:list-item>
        <text:list-item>
          <text:p text:style-name="P21">Ruby</text:p>
        </text:list-item>
        <text:list-item>
          <text:p text:style-name="P21">Padparadscha</text:p>
        </text:list-item>
        <text:list-item>
          <text:p text:style-name="P21">Star Sapphire</text:p>
        </text:list-item>
        <text:list-item>
          <text:p text:style-name="P21">Star Ruby</text:p>
        </text:list-item>
        <text:list-item>
          <text:p text:style-name="P21">Hematite</text:p>
        </text:list-item>
        <text:list-item>
          <text:p text:style-name="P21">Found in banded iron formations. Generally found in places that can have still standing water or hot springs</text:p>
        </text:list-item>
        <text:list-item>
          <text:p text:style-name="P21">Can be made inte ochre</text:p>
        </text:list-item>
        <text:list-item>
          <text:p text:style-name="P21">Onyx</text:p>
        </text:list-item>
        <text:list-item>
          <text:p text:style-name="P27"><text:span text:style-name="T1">Sardonyx </text:span><text:span text:style-name="T1">–</text:span><text:span text:style-name="T1"> Onyx and Sard combined</text:span></text:p>
        </text:list-item>
        <text:list-item>
          <text:p text:style-name="P21">Tourmaline</text:p>
        </text:list-item>
        <text:list-item>
          <text:p text:style-name="P21">Found in granite and in metamorphic rocks such as schist and marble. Dravites are restricted to schists and marble, while schorl is restricted to granite.</text:p>
        </text:list-item>
        <text:list-item>
          <text:p text:style-name="P21">Tricolor Elbaite (pink, yellow, blue)</text:p>
        </text:list-item>
        <text:list-item>
          <text:p text:style-name="P21">Watermelon Tourmaline (pink, green)</text:p>
        </text:list-item>
        <text:list-item>
          <text:p text:style-name="P21"><text:soft-page-break/>Verdelite (green)</text:p>
        </text:list-item>
        <text:list-item>
          <text:p text:style-name="P21">Indicolite (blue)</text:p>
        </text:list-item>
        <text:list-item>
          <text:p text:style-name="P21">Achroite (colorless)</text:p>
        </text:list-item>
        <text:list-item>
          <text:p text:style-name="P21">Rubellite (red)</text:p>
        </text:list-item>
        <text:list-item>
          <text:p text:style-name="P21">Dravite (dark yellow to brown)</text:p>
        </text:list-item>
        <text:list-item>
          <text:p text:style-name="P21">Schorl (black)</text:p>
        </text:list-item>
        <text:list-item>
          <text:p text:style-name="P21">Accounts for 95% of all Tourmaline</text:p>
        </text:list-item>
        <text:list-item>
          <text:p text:style-name="P21">Was first found together with Cassiterite</text:p>
        </text:list-item>
        <text:list-item>
          <text:p text:style-name="P21">Quartz</text:p>
        </text:list-item>
        <text:list-item>
          <text:p text:style-name="P21">Is found in Granite and other felsic igneous rocks, for example Rhyolite or Pumice. It is very common in sandstoone and shale. It is very common at the bottom of streams. It is also found in schist, gneiss and quartzite.</text:p>
        </text:list-item>
        <text:list-item>
          <text:p text:style-name="P21">Rose Quartz</text:p>
        </text:list-item>
        <text:list-item>
          <text:p text:style-name="P21">Citrine</text:p>
        </text:list-item>
        <text:list-item>
          <text:p text:style-name="P21">Smoky Quartz</text:p>
        </text:list-item>
        <text:list-item>
          <text:p text:style-name="P21">Milky Quartz</text:p>
        </text:list-item>
        <text:list-item>
          <text:p text:style-name="P21">Amethyst</text:p>
        </text:list-item>
        <text:list-item>
          <text:p text:style-name="P21">Blue Quartz</text:p>
        </text:list-item>
        <text:list-item>
          <text:p text:style-name="P21">Prasiolite</text:p>
        </text:list-item>
        <text:list-item>
          <text:p text:style-name="P21">Bismuth</text:p>
        </text:list-item>
        <text:list-item>
          <text:p text:style-name="P21">Its at least twice as abundant as gold. Usually appears together with tourmaline and gold.</text:p>
        </text:list-item>
        <text:list-item>
          <text:p text:style-name="P21">Carnelian</text:p>
        </text:list-item>
        <text:list-item>
          <text:p text:style-name="P21">Heliotrope</text:p>
        </text:list-item>
        <text:list-item>
          <text:p text:style-name="P21">Sard</text:p>
        </text:list-item>
        <text:list-item>
          <text:p text:style-name="P21">Basically a harder and darker red Carnelian.</text:p>
        </text:list-item>
        <text:list-item>
          <text:p text:style-name="P21">Isometric</text:p>
        </text:list-item>
        <text:list-item>
          <text:p text:style-name="P21">Garnet</text:p>
        </text:list-item>
        <text:list-item>
          <text:p text:style-name="P21">Pyrope (red)</text:p>
        </text:list-item>
        <text:list-item>
          <text:p text:style-name="P21">Carbuncle (redbrown)</text:p>
        </text:list-item>
        <text:list-item>
          <text:p text:style-name="P21">Spessartine (yellow orange)</text:p>
        </text:list-item>
        <text:list-item>
          <text:p text:style-name="P21">Grossular (cinnamon)</text:p>
        </text:list-item>
        <text:list-item>
          <text:p text:style-name="P21">Uvarovite (green)</text:p>
        </text:list-item>
        <text:list-item>
          <text:p text:style-name="P21">Cuprite</text:p>
        </text:list-item>
        <text:list-item>
          <text:p text:style-name="P21">A minor ore of copper. Occurs with native copper, azurite, malachite, chrysocolla etc.</text:p>
        </text:list-item>
        <text:list-item>
          <text:p text:style-name="P21">Spinel</text:p>
        </text:list-item>
        <text:list-item>
          <text:p text:style-name="P21">Found in metamorphic mineral and in igneous rocks. Spinel and Ruby are always found together.</text:p>
        </text:list-item>
        <text:list-item>
          <text:p text:style-name="P21">Pyrite</text:p>
        </text:list-item>
        <text:list-item>
          <text:p text:style-name="P21">Is commonly found in quartz veins, sedimentary rock and metamorphic rock.</text:p>
        </text:list-item>
        <text:list-item>
          <text:p text:style-name="P21">Galena</text:p>
        </text:list-item>
        <text:list-item>
          <text:p text:style-name="P21">The primare ore of Lead, but also contains a LOT of silver. Associated witgh Sphalerite, Fluorite and Calcite. They form in low temperature sedimentary rock.</text:p>
        </text:list-item>
        <text:list-item>
          <text:p text:style-name="P21">Used as a glaze in pottery</text:p>
        </text:list-item>
        <text:list-item>
          <text:p text:style-name="P21">Sphalerite</text:p>
        </text:list-item>
        <text:list-item>
          <text:p text:style-name="P21">The primary ore of Zinc. It is found associated with Galena, Pyrite, along with Fluorite, Calcite and Dolomite.</text:p>
        </text:list-item>
        <text:list-item>
          <text:p text:style-name="P21">Halite</text:p>
        </text:list-item>
        <text:list-item>
          <text:p text:style-name="P21"><text:soft-page-break/>Magnetite (Iron ore)</text:p>
        </text:list-item>
        <text:list-item>
          <text:p text:style-name="P21">It is magnetic. The most magnetic of natural minerals. Naturally magnetic specimen are called Lodestones.</text:p>
        </text:list-item>
        <text:list-item>
          <text:p text:style-name="P21">It appears in almost all igneous and metamorphic rock, but also sedimentary rock</text:p>
        </text:list-item>
        <text:list-item>
          <text:p text:style-name="P21">Sodalite</text:p>
        </text:list-item>
        <text:list-item>
          <text:p text:style-name="P21">Fluorite</text:p>
        </text:list-item>
        <text:list-item>
          <text:p text:style-name="P21">Occurs together with galena, quartz, sphalerite, barite and calcite. Majorly occurs in Granite, and minorly in limestone and dolomite.</text:p>
        </text:list-item>
        <text:list-item>
          <text:p text:style-name="P21">Monoclinic</text:p>
        </text:list-item>
        <text:list-item>
          <text:p text:style-name="P21">Azurite</text:p>
        </text:list-item>
        <text:list-item>
          <text:p text:style-name="P21">Malachite</text:p>
        </text:list-item>
        <text:list-item>
          <text:p text:style-name="P21">It forms in fractures, from weathering of copper ores. It is often found with Azurite, goethite and calcite. It is more common than azurite. It is commonly associateed with copper deposits around limestones.</text:p>
        </text:list-item>
        <text:list-item>
          <text:p text:style-name="P21">Diopside</text:p>
        </text:list-item>
        <text:list-item>
          <text:p text:style-name="P21">Biotite</text:p>
        </text:list-item>
        <text:list-item>
          <text:p text:style-name="P21">Moonstone (Adularescence)</text:p>
        </text:list-item>
        <text:list-item>
          <text:p text:style-name="P21">Howlite</text:p>
        </text:list-item>
        <text:list-item>
          <text:p text:style-name="P21">Tetragonal</text:p>
        </text:list-item>
        <text:list-item>
          <text:p text:style-name="P21">Zircon</text:p>
        </text:list-item>
        <text:list-item>
          <text:p text:style-name="P21">Rutile</text:p>
        </text:list-item>
        <text:list-item>
          <text:p text:style-name="P21">Triclinic</text:p>
        </text:list-item>
        <text:list-item>
          <text:p text:style-name="P21">Labradorite (Labradorescence)</text:p>
        </text:list-item>
        <text:list-item>
          <text:p text:style-name="P21">Sunstone</text:p>
        </text:list-item>
        <text:list-item>
          <text:p text:style-name="P21">Kyanite</text:p>
        </text:list-item>
        <text:list-item>
          <text:p text:style-name="P21">Larimar</text:p>
        </text:list-item>
        <text:list-item>
          <text:p text:style-name="P21">Amazonite</text:p>
        </text:list-item>
      </text:list>
      <text:p text:style-name="P2"/>
      <text:p text:style-name="P8"/>
      <text:p text:style-name="P6">Skill trees:</text:p>
      <text:p text:style-name="P11">The following table isnt comprehensive. In your skill tree, you sometimes can purchase another proffession or a certain new ”branch”. Some branches, when you have both, connect and give you more skills to unlock.</text:p>
      <text:p text:style-name="P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row>
          <table:table-cell table:style-name="Table3.A1" office:value-type="string">
            <text:p text:style-name="P2"/>
          </table:table-cell>
          <table:table-cell table:style-name="Table3.A1" office:value-type="string">
            <text:p text:style-name="P3">Artificier</text:p>
          </table:table-cell>
          <table:table-cell table:style-name="Table3.A1" office:value-type="string">
            <text:p text:style-name="P3">Jeweler</text:p>
          </table:table-cell>
          <table:table-cell table:style-name="Table3.A1" office:value-type="string">
            <text:p text:style-name="P3">Botanist</text:p>
          </table:table-cell>
          <table:table-cell table:style-name="Table3.A1" office:value-type="string">
            <text:p text:style-name="P3">Chef</text:p>
          </table:table-cell>
          <table:table-cell table:style-name="Table3.A1" office:value-type="string">
            <text:p text:style-name="P3">Carpenter</text:p>
          </table:table-cell>
          <table:table-cell table:style-name="Table3.A1" office:value-type="string">
            <text:p text:style-name="P3">Chemist</text:p>
          </table:table-cell>
          <table:table-cell table:style-name="Table3.A1" office:value-type="string">
            <text:p text:style-name="P3">Smith</text:p>
          </table:table-cell>
          <table:table-cell table:style-name="Table3.A1" office:value-type="string">
            <text:p text:style-name="P3">Archeologist</text:p>
          </table:table-cell>
          <table:table-cell table:style-name="Table3.A1" office:value-type="string">
            <text:p text:style-name="P3">Engineer</text:p>
          </table:table-cell>
          <table:table-cell table:style-name="Table3.A1" office:value-type="string">
            <text:p text:style-name="P3">Merchant</text:p>
          </table:table-cell>
          <table:table-cell table:style-name="Table3.A1" office:value-type="string">
            <text:p text:style-name="P3">Diplomat</text:p>
          </table:table-cell>
          <table:table-cell table:style-name="Table3.A1" office:value-type="string">
            <text:p text:style-name="P3">Seducer</text:p>
          </table:table-cell>
        </table:table-row>
        <table:table-row>
          <table:table-cell table:style-name="Table3.A1" office:value-type="string">
            <text:p text:style-name="P3">Heal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Makes healing plant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Makes healing potion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Healing seductress</text:p>
          </table:table-cell>
        </table:table-row>
        <table:table-row>
          <table:table-cell table:style-name="Table3.A1" office:value-type="string">
            <text:p text:style-name="P3">Necromanc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Knows what soldiers to raise</text:p>
          </table:table-cell>
          <table:table-cell table:style-name="Table3.A1" office:value-type="string">
            <text:p text:style-name="P2"/>
          </table:table-cell>
          <table:table-cell table:style-name="Table3.A1" office:value-type="string">
            <text:p text:style-name="P3">Trades with death</text:p>
          </table:table-cell>
          <table:table-cell table:style-name="Table3.A1" office:value-type="string">
            <text:p text:style-name="P3">Blackmailer</text:p>
          </table:table-cell>
          <table:table-cell table:style-name="Table3.A1" office:value-type="string">
            <text:p text:style-name="P3">Thinks morbid things are sexy</text:p>
          </table:table-cell>
        </table:table-row>
        <table:table-row>
          <table:table-cell table:style-name="Table3.A1" office:value-type="string">
            <text:p text:style-name="P3">Thief</text:p>
          </table:table-cell>
          <table:table-cell table:style-name="Table3.A1" office:value-type="string">
            <text:p text:style-name="P2"/>
          </table:table-cell>
          <table:table-cell table:style-name="Table3.A1" office:value-type="string">
            <text:p text:style-name="P3">Does <text:soft-page-break/>forgeries</text:p>
          </table:table-cell>
          <table:table-cell table:style-name="Table3.A1" office:value-type="string">
            <text:p text:style-name="P2"/>
          </table:table-cell>
          <table:table-cell table:style-name="Table3.A1" office:value-type="string">
            <text:p text:style-name="P3">Lone<text:soft-page-break/>wolf</text:p>
          </table:table-cell>
          <table:table-cell table:style-name="Table3.A1" office:value-type="string">
            <text:p text:style-name="P3">A <text:soft-page-break/>hermits background</text:p>
          </table:table-cell>
          <table:table-cell table:style-name="Table3.A1" office:value-type="string">
            <text:p text:style-name="P3">Makes <text:soft-page-break/>traps</text:p>
          </table:table-cell>
          <table:table-cell table:style-name="Table3.A1" office:value-type="string">
            <text:p text:style-name="P3">Well <text:soft-page-break/>equipped thief</text:p>
          </table:table-cell>
          <table:table-cell table:style-name="Table3.A1" office:value-type="string">
            <text:p text:style-name="P3">Tomb raider</text:p>
          </table:table-cell>
          <table:table-cell table:style-name="Table3.A1" office:value-type="string">
            <text:p text:style-name="P3">Makes <text:soft-page-break/>traps</text:p>
          </table:table-cell>
          <table:table-cell table:style-name="Table3.A1" office:value-type="string">
            <text:p text:style-name="P3">Swindler</text:p>
          </table:table-cell>
          <table:table-cell table:style-name="Table3.A1" office:value-type="string">
            <text:p text:style-name="P3">Backgrou<text:soft-page-break/>nd in piracy</text:p>
          </table:table-cell>
          <table:table-cell table:style-name="Table3.A1" office:value-type="string">
            <text:p text:style-name="P3">Slutty <text:soft-page-break/>thief, Cat burgler</text:p>
          </table:table-cell>
        </table:table-row>
        <table:table-row>
          <table:table-cell table:style-name="Table3.A1" office:value-type="string">
            <text:p text:style-name="P3">Bard</text:p>
          </table:table-cell>
          <table:table-cell table:style-name="Table3.A1" office:value-type="string">
            <text:p text:style-name="P3">Makes magical instruments</text:p>
          </table:table-cell>
          <table:table-cell table:style-name="Table3.A1" office:value-type="string">
            <text:p text:style-name="P3">Makes jewelry for partner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A hermits background</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Danc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Lonewolf</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Swordman</text:p>
          </table:table-cell>
          <table:table-cell table:style-name="Table3.A1" office:value-type="string">
            <text:p text:style-name="P3">Makes magical items for battle</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Normal carpentry background (Magnus Burnside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Shieldman</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Auto-squire</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Arch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Archer uses poison arrow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Snip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Fenc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Pugilist</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Chancomanc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Se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Summon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Summons plant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3">Summons things from the past</text:p>
          </table:table-cell>
          <table:table-cell table:style-name="Table3.A1" office:value-type="string">
            <text:p text:style-name="P3">Summons turrets and robot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Chronomancer</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Mage</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table-cell table:style-name="Table3.A1" office:value-type="string">
            <text:p text:style-name="P3">Knight</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
      <text:p text:style-name="P9"/>
      <text:p text:style-name="P7">Arithmetician:</text:p>
      <text:list xml:id="list880749950281485154" text:style-name="L15">
        <text:list-item>
          <text:p text:style-name="P33"><text:span text:style-name="T1">Collimate </text:span><text:span text:style-name="T1">–</text:span><text:span text:style-name="T1"> All projectiles on its way to you become parallel to eachother, going in your opposite direction</text:span></text:p>
        </text:list-item>
        <text:list-item>
          <text:p text:style-name="P33"><text:span text:style-name="T1">Balance </text:span><text:span text:style-name="T1">–</text:span><text:span text:style-name="T1"> Deals damage equal to the difference between current and max hp to all foes in range</text:span></text:p>
        </text:list-item>
      </text:list>
      <text:p text:style-name="P7">Chronomancy:</text:p>
      <text:list xml:id="list3418652358293286761" text:style-name="L16">
        <text:list-item>
          <text:p text:style-name="P34"><text:soft-page-break/><text:span text:style-name="T1">Haste </text:span><text:span text:style-name="T1">–</text:span><text:span text:style-name="T1"> Heightens speed</text:span></text:p>
        </text:list-item>
        <text:list-item>
          <text:p text:style-name="P34"><text:span text:style-name="T1">Slow </text:span><text:span text:style-name="T1">–</text:span><text:span text:style-name="T1"> Slows enemy speed</text:span></text:p>
        </text:list-item>
        <text:list-item>
          <text:p text:style-name="P34"><text:span text:style-name="T1">Stop </text:span><text:span text:style-name="T1">–</text:span><text:span text:style-name="T1"> Stops time for an enemy</text:span></text:p>
        </text:list-item>
        <text:list-item>
          <text:p text:style-name="P34"><text:span text:style-name="T1">Doublecast </text:span><text:span text:style-name="T1">–</text:span><text:span text:style-name="T1"> Grants target the target double the amount of projectiles</text:span></text:p>
        </text:list-item>
      </text:list>
      <text:p text:style-name="P7">Druidism:</text:p>
      <text:list xml:id="list3143514138222859783" text:style-name="L17">
        <text:list-item>
          <text:p text:style-name="P35"><text:span text:style-name="T1">Aster flurry </text:span><text:span text:style-name="T1">–</text:span><text:span text:style-name="T1"> Stream attack using purple asters.</text:span></text:p>
        </text:list-item>
        <text:list-item>
          <text:p text:style-name="P35"><text:span text:style-name="T1">Camellia Breeze </text:span><text:span text:style-name="T1">–</text:span><text:span text:style-name="T1"> Mist attack using camellia flowers.</text:span></text:p>
        </text:list-item>
        <text:list-item>
          <text:p text:style-name="P35"><text:span text:style-name="T1">Dandelion Roar </text:span><text:span text:style-name="T1">–</text:span><text:span text:style-name="T1"> Upshoot attack using small dandelions. The player roars when cast. Contact with the dandelions make them airborn.</text:span></text:p>
        </text:list-item>
        <text:list-item>
          <text:p text:style-name="P35"><text:span text:style-name="T1">Hibiscus Flame </text:span><text:span text:style-name="T1">–</text:span><text:span text:style-name="T1"> Ball attack using hibiscus petals.</text:span></text:p>
        </text:list-item>
        <text:list-item>
          <text:p text:style-name="P35"><text:span text:style-name="T1">Hydrangea Embrace </text:span><text:span text:style-name="T1">–</text:span><text:span text:style-name="T1"> Mine attack that can leave the enemy infatuated.</text:span></text:p>
        </text:list-item>
      </text:list>
      <text:p text:style-name="P7">Guardian:</text:p>
      <text:list xml:id="list1174178008875427844" text:style-name="L18">
        <text:list-item>
          <text:p text:style-name="P36"><text:span text:style-name="T1">Palisade </text:span><text:span text:style-name="T1">–</text:span><text:span text:style-name="T1"> A big energy wall is conjured that enemies cannot walk through</text:span></text:p>
        </text:list-item>
      </text:list>
      <text:p text:style-name="P5"><text:span text:style-name="T3">Mage </text:span><text:span text:style-name="T3">–</text:span><text:span text:style-name="T3"> Light:</text:span></text:p>
      <text:list xml:id="list5487767459721655542" text:style-name="L19">
        <text:list-item>
          <text:p text:style-name="P37"><text:span text:style-name="T1">Halation </text:span><text:span text:style-name="T1">–</text:span><text:span text:style-name="T1"> Places a light halo over your head that gives off light</text:span></text:p>
        </text:list-item>
      </text:list>
      <text:p text:style-name="P7">Necromancer:</text:p>
      <text:list xml:id="list6203562727923335410" text:style-name="L20">
        <text:list-item>
          <text:p text:style-name="P38"><text:span text:style-name="T1">Sepulchre </text:span><text:span text:style-name="T1">–</text:span><text:span text:style-name="T1"> Conjures a coffin around you and submerges the player to heal. Only enemies that can go underground or use earth magic can hurt you.</text:span></text:p>
        </text:list-item>
      </text:list>
      <text:p text:style-name="P7">Pugilist:</text:p>
      <text:list xml:id="list8780530055088022548" text:style-name="L21">
        <text:list-item>
          <text:p text:style-name="P39"><text:span text:style-name="T1">Attrition </text:span><text:span text:style-name="T1">–</text:span><text:span text:style-name="T1"> After a long combo, the enemys defense is weakened</text:span></text:p>
        </text:list-item>
      </text:list>
      <text:p text:style-name="P7">Soldier:</text:p>
      <text:list xml:id="list1676063200532025705" text:style-name="L22">
        <text:list-item>
          <text:p text:style-name="P40"><text:span text:style-name="T1">Fealty </text:span><text:span text:style-name="T1">–</text:span><text:span text:style-name="T1"> Strength goes up when close to more than one party member</text:span></text:p>
        </text:list-item>
      </text:list>
      <text:p text:style-name="P7">Summoner:</text:p>
      <text:list xml:id="list2474129272395458687" text:style-name="L23">
        <text:list-item>
          <text:p text:style-name="P41"><text:span text:style-name="T1">Theurgic beam </text:span><text:span text:style-name="T1">–</text:span><text:span text:style-name="T1"> All summoned spirits gather around you to shoot a beam</text:span></text:p>
        </text:list-item>
      </text:list>
      <text:p text:style-name="P7">Wizardry:</text:p>
      <text:list xml:id="list8534452882746129014" text:style-name="L24">
        <text:list-item>
          <text:p text:style-name="P42"><text:span text:style-name="T1">Mnemonics </text:span><text:span text:style-name="T1">–</text:span><text:span text:style-name="T1"> Cast spells faster</text:span></text:p>
        </text:list-item>
        <text:list-item>
          <text:p text:style-name="P42"><text:span text:style-name="T1">Abbreviation </text:span><text:span text:style-name="T1">–</text:span><text:span text:style-name="T1"> Cast spells faster</text:span></text:p>
        </text:list-item>
        <text:list-item>
          <text:p text:style-name="P42"><text:span text:style-name="T1">Acronyms </text:span><text:span text:style-name="T1">–</text:span><text:span text:style-name="T1"> Cast spells faster</text:span></text:p>
        </text:list-item>
      </text:list>
      <text:p text:style-name="P6">Difficulty Settings:</text:p>
      <text:p text:style-name="P11">After choosing the world you want to play on, the game asks you what difficulty you want to play on. All difficulty settings are ON if you choose the highest difficulty. However, if you choose <text:soft-page-break/>Custom, you can choose between the following:</text:p>
      <text:list xml:id="list2206235790452055412" text:style-name="L25">
        <text:list-item>
          <text:p text:style-name="P43"><text:span text:style-name="T2">Blindness</text:span><text:span text:style-name="T1"> </text:span><text:span text:style-name="T1">–</text:span><text:span text:style-name="T1"> You do not generate a minimap by default. The cartographer becomes high priority in the code. When you get the cartographer on a blindness world, you get an achievement.</text:span></text:p>
        </text:list-item>
        <text:list-item>
          <text:p text:style-name="P43"><text:span text:style-name="T2">Encumberance</text:span><text:span text:style-name="T1"> </text:span><text:span text:style-name="T1">–</text:span><text:span text:style-name="T1"> Items have weight and you cant carry more than you have strength. The inventory becomes divided by character. You get an achievement if you win a world with this setting on.</text:span></text:p>
        </text:list-item>
        <text:list-item>
          <text:p text:style-name="P43"><text:span text:style-name="T2">Hunger</text:span><text:span text:style-name="T1"> </text:span><text:span text:style-name="T1">–</text:span><text:span text:style-name="T1">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43"><text:span text:style-name="T2">Sleep cycles </text:span><text:span text:style-name="T1">–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Sleeper”.</text:span></text:p>
        </text:list-item>
      </text:list>
      <text:p text:style-name="P6">Conditions and Moodlets:</text:p>
      <text:p text:style-name="P6">Events:</text:p>
      <text:p text:style-name="P6">Scenarios:</text:p>
      <text:p text:style-name="P11">Finding a hidden people</text:p>
      <text:p text:style-name="P8"/>
      <text:p text:style-name="P11">If the village is at war or is being attacked:</text:p>
      <table:table table:name="Table5" table:style-name="Table5">
        <table:table-column table:style-name="Table5.A" table:number-columns-repeated="4"/>
        <table:table-column table:style-name="Table5.E"/>
        <table:table-row>
          <table:table-cell table:style-name="Table5.A1" office:value-type="string">
            <text:p text:style-name="P2"/>
          </table:table-cell>
          <table:table-cell table:style-name="Table5.A1" office:value-type="string">
            <text:p text:style-name="P3">Gullibility + Rashness</text:p>
          </table:table-cell>
          <table:table-cell table:style-name="Table5.A1" office:value-type="string">
            <text:p text:style-name="P3">Gullibility + Cowardice</text:p>
          </table:table-cell>
          <table:table-cell table:style-name="Table5.A1" office:value-type="string">
            <text:p text:style-name="P3">Paranoia + Rashness</text:p>
          </table:table-cell>
          <table:table-cell table:style-name="Table5.A1" office:value-type="string">
            <text:p text:style-name="P3">Paranoia + Cowardice</text:p>
          </table:table-cell>
        </table:table-row>
        <table:table-row>
          <table:table-cell table:style-name="Table5.A1" office:value-type="string">
            <text:p text:style-name="P3">Obsequiousness</text:p>
          </table:table-cell>
          <table:table-cell table:style-name="Table5.A1" office:value-type="string">
            <text:p text:style-name="P3">Very easily manipulated. Falls pray to propaganda more easily. Could follow anyone around, believing everything they say.</text:p>
          </table:table-cell>
          <table:table-cell table:style-name="Table5.A1" office:value-type="string">
            <text:p text:style-name="P2"/>
          </table:table-cell>
          <table:table-cell table:style-name="Table5.A1" office:value-type="string">
            <text:p text:style-name="P3">Will want to give up any war. They dont understand the enemy and want to suck up to them to make peace.</text:p>
          </table:table-cell>
          <table:table-cell table:style-name="Table5.A1" office:value-type="string">
            <text:p text:style-name="P3">Will want to give up any war. They dont understand the enemy and want to escape.</text:p>
          </table:table-cell>
        </table:table-row>
        <table:table-row>
          <table:table-cell table:style-name="Table5.A1" office:value-type="string">
            <text:p text:style-name="P3">Cantankerousness</text:p>
          </table:table-cell>
          <table:table-cell table:style-name="Table5.A1" office:value-type="string">
            <text:p text:style-name="P3">Will believe anything you say, and fight anything. Very pissy person, unfriendly and stupid.</text:p>
          </table:table-cell>
          <table:table-cell table:style-name="Table5.A1" office:value-type="string">
            <text:p text:style-name="P2"/>
          </table:table-cell>
          <table:table-cell table:style-name="Table5.A1" office:value-type="string">
            <text:p text:style-name="P3">Will want to fight anything they dont understand. Likely to vote for war and also to go out into war themselves.</text:p>
          </table:table-cell>
          <table:table-cell table:style-name="Table5.A1" office:value-type="string">
            <text:p text:style-name="P2"/>
          </table:table-cell>
        </table:table-row>
      </table:table>
      <text:p text:style-name="P11">If an NPC is in conflict against someone:</text:p>
      <table:table table:name="Table6" table:style-name="Table6">
        <table:table-column table:style-name="Table6.A" table:number-columns-repeated="3"/>
        <table:table-column table:style-name="Table6.D"/>
        <table:table-column table:style-name="Table6.A"/>
        <table:table-row>
          <table:table-cell table:style-name="Table6.A1" office:value-type="string">
            <text:p text:style-name="P2"/>
          </table:table-cell>
          <table:table-cell table:style-name="Table6.A1" office:value-type="string">
            <text:p text:style-name="P3">Pride and ???</text:p>
          </table:table-cell>
          <table:table-cell table:style-name="Table6.A1" office:value-type="string">
            <text:p text:style-name="P3">Pride</text:p>
          </table:table-cell>
          <table:table-cell table:style-name="Table6.A1" office:value-type="string">
            <text:p text:style-name="P3">Self-loathing</text:p>
          </table:table-cell>
          <table:table-cell table:style-name="Table6.A1" office:value-type="string">
            <text:p text:style-name="P3">Self-loathing</text:p>
          </table:table-cell>
        </table:table-row>
        <table:table-row>
          <table:table-cell table:style-name="Table6.A1" office:value-type="string">
            <text:p text:style-name="P3">Vanity</text:p>
          </table:table-cell>
          <table:table-cell table:style-name="Table6.A1" office:value-type="string">
            <text:p text:style-name="P3">Will forgive and look down on the other's <text:soft-page-break/>weaknesses, raising themselves to ridiculous heights. Considers themselves perfect.</text:p>
          </table:table-cell>
          <table:table-cell table:style-name="Table6.A1" office:value-type="string">
            <text:p text:style-name="P2"/>
          </table:table-cell>
          <table:table-cell table:style-name="Table6.A1" office:value-type="string">
            <text:p text:style-name="P3">Will forgive and look down on other's weakness, <text:soft-page-break/>but also on the self's. Hates self for looking down on the other. Doesn't want to be better than them.</text:p>
          </table:table-cell>
          <table:table-cell table:style-name="Table6.A1" office:value-type="string">
            <text:p text:style-name="P2"/>
          </table:table-cell>
        </table:table-row>
        <table:table-row>
          <table:table-cell table:style-name="Table6.A1" office:value-type="string">
            <text:p text:style-name="P3">Pusillanimity</text:p>
          </table:table-cell>
          <table:table-cell table:style-name="Table6.A1" office:value-type="string">
            <text:p text:style-name="P3">Will forgive and look down on owns abilities, which is wrong because they're supposed to be superior! Strong dislike towards other person for making them feel like this.</text:p>
          </table:table-cell>
          <table:table-cell table:style-name="Table6.A1" office:value-type="string">
            <text:p text:style-name="P2"/>
          </table:table-cell>
          <table:table-cell table:style-name="Table6.A1" office:value-type="string">
            <text:p text:style-name="P3">Will frogive and look down on other's weakness. Backs down from conflict. Will hate themselves for not being good enough.</text:p>
          </table:table-cell>
          <table:table-cell table:style-name="Table6.A1" office:value-type="string">
            <text:p text:style-name="P2"/>
          </table:table-cell>
        </table:table-row>
      </table:table>
      <text:p text:style-name="P11">The other NPC may plead for forgiveness. Their pleading must beat NPC's vanity and trust modifiers. If it doesn't beat trust, they can't even plead. If the NPC is paranoid, then the other NPC can't plead for forgiveness.</text:p>
      <text:p text:style-name="P12"/>
      <text:p text:style-name="P11">As for NPC behavior:</text:p>
      <table:table table:name="Table7" table:style-name="Table7">
        <table:table-column table:style-name="Table7.A" table:number-columns-repeated="5"/>
        <table:table-row>
          <table:table-cell table:style-name="Table7.A1" office:value-type="string">
            <text:p text:style-name="P2"/>
          </table:table-cell>
          <table:table-cell table:style-name="Table7.A1" office:value-type="string">
            <text:p text:style-name="P3">Inquisitivity + Gullibility</text:p>
          </table:table-cell>
          <table:table-cell table:style-name="Table7.A1" office:value-type="string">
            <text:p text:style-name="P3">Inquisitivity + Paranoia</text:p>
          </table:table-cell>
          <table:table-cell table:style-name="Table7.A1" office:value-type="string">
            <text:p text:style-name="P3">Ignorance + Gullibility</text:p>
          </table:table-cell>
          <table:table-cell table:style-name="Table7.A1" office:value-type="string">
            <text:p text:style-name="P3">Ignorance + Paranoia</text:p>
          </table:table-cell>
        </table:table-row>
        <table:table-row>
          <table:table-cell table:style-name="Table7.A1" office:value-type="string">
            <text:p text:style-name="P3">Overzealousness</text:p>
          </table:table-cell>
          <table:table-cell table:style-name="Table7.A1" office:value-type="string">
            <text:p text:style-name="P3">Kind of obnoxious. May run up to you and ask you questions if they see you. Will believe anything you answer to their questions.</text:p>
          </table:table-cell>
          <table:table-cell table:style-name="Table7.A1" office:value-type="string">
            <text:p text:style-name="P2"/>
          </table:table-cell>
          <table:table-cell table:style-name="Table7.A1" office:value-type="string">
            <text:p text:style-name="P3">Doesn't seek out information, but is overzealous about their own conclusions. Will want you to believe in their strange conclusions.</text:p>
          </table:table-cell>
          <table:table-cell table:style-name="Table7.A1" office:value-type="string">
            <text:p text:style-name="P2"/>
          </table:table-cell>
        </table:table-row>
        <table:table-row>
          <table:table-cell table:style-name="Table7.A1" office:value-type="string">
            <text:p text:style-name="P3">Cynicity</text:p>
          </table:table-cell>
          <table:table-cell table:style-name="Table7.A1" office:value-type="string">
            <text:p text:style-name="P3">Has no passion, only asks questions because they want to know or need to know.</text:p>
          </table:table-cell>
          <table:table-cell table:style-name="Table7.A1" office:value-type="string">
            <text:p text:style-name="P2"/>
          </table:table-cell>
          <table:table-cell table:style-name="Table7.A1" office:value-type="string">
            <text:p text:style-name="P3">Doesn't seek out information, coming to their own conclusions, mostly cuz they have no passion left.</text:p>
          </table:table-cell>
          <table:table-cell table:style-name="Table7.A1" office:value-type="string">
            <text:p text:style-name="P2"/>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svg:font-family="Arial"/>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04T18:30:21.34</dc:date>
    <dc:creator>Gabriel Senekovic</dc:creator>
    <meta:generator>OpenOffice/4.1.11$Win32 OpenOffice.org_project/4111m1$Build-9808</meta:generator>
    <meta:editing-duration>PT1M32S</meta:editing-duration>
    <meta:editing-cycles>4</meta:editing-cycles>
    <meta:document-statistic meta:table-count="6" meta:image-count="0" meta:object-count="0" meta:page-count="21" meta:paragraph-count="600" meta:word-count="4607" meta:character-count="27337"/>
  </office:meta>
</office:document-meta>
</file>